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justify"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fo:font-weight="bold" officeooo:paragraph-rsid="003311a2" style:font-weight-asian="bold" style:font-weight-complex="bold"/>
    </style:style>
    <style:style style:name="P4" style:family="paragraph" style:parent-style-name="Standard">
      <style:paragraph-properties fo:line-height="100%" fo:text-align="justify" style:justify-single-word="false"/>
      <style:text-properties fo:font-weight="bold" officeooo:paragraph-rsid="001cb0c4" style:font-weight-asian="bold" style:font-weight-complex="bold"/>
    </style:style>
    <style:style style:name="P5" style:family="paragraph" style:parent-style-name="Standard">
      <style:paragraph-properties fo:line-height="100%" fo:text-align="justify" style:justify-single-word="false"/>
      <style:text-properties fo:font-weight="bold" officeooo:rsid="000d8571" officeooo:paragraph-rsid="000d8571" style:font-weight-asian="bold" style:font-weight-complex="bold"/>
    </style:style>
    <style:style style:name="P6" style:family="paragraph" style:parent-style-name="Standard">
      <style:paragraph-properties fo:line-height="100%" fo:text-align="justify" style:justify-single-word="false"/>
      <style:text-properties fo:font-weight="bold" officeooo:rsid="0018b155" officeooo:paragraph-rsid="0018b155" style:font-weight-asian="bold" style:font-weight-complex="bold"/>
    </style:style>
    <style:style style:name="P7" style:family="paragraph" style:parent-style-name="Standard">
      <style:paragraph-properties fo:line-height="100%" fo:text-align="justify" style:justify-single-word="false"/>
      <style:text-properties fo:font-weight="bold" officeooo:rsid="0047348d" officeooo:paragraph-rsid="0047348d" style:font-weight-asian="bold" style:font-weight-complex="bold"/>
    </style:style>
    <style:style style:name="P8" style:family="paragraph" style:parent-style-name="Standard">
      <style:paragraph-properties fo:line-height="100%" fo:text-align="justify" style:justify-single-word="false"/>
      <style:text-properties fo:font-weight="bold" officeooo:rsid="002b9af8" officeooo:paragraph-rsid="002b9af8" style:font-weight-asian="bold" style:font-weight-complex="bold"/>
    </style:style>
    <style:style style:name="P9" style:family="paragraph" style:parent-style-name="Standard">
      <style:paragraph-properties fo:line-height="100%" fo:text-align="justify" style:justify-single-word="false"/>
      <style:text-properties fo:font-weight="bold" officeooo:rsid="003311a2" officeooo:paragraph-rsid="003311a2" style:font-weight-asian="bold" style:font-weight-complex="bold"/>
    </style:style>
    <style:style style:name="P10" style:family="paragraph" style:parent-style-name="Standard">
      <style:paragraph-properties fo:line-height="100%" fo:text-align="justify" style:justify-single-word="false"/>
      <style:text-properties fo:font-weight="bold" officeooo:rsid="00333e4c" officeooo:paragraph-rsid="00333e4c" style:font-weight-asian="bold" style:font-weight-complex="bold"/>
    </style:style>
    <style:style style:name="P11" style:family="paragraph" style:parent-style-name="Standard">
      <style:paragraph-properties fo:line-height="100%" fo:text-align="justify" style:justify-single-word="false"/>
      <style:text-properties fo:font-weight="bold" officeooo:rsid="005f488f" officeooo:paragraph-rsid="005f488f" style:font-weight-asian="bold" style:font-weight-complex="bold"/>
    </style:style>
    <style:style style:name="P12" style:family="paragraph" style:parent-style-name="Standard">
      <style:paragraph-properties fo:line-height="100%" fo:text-align="justify" style:justify-single-word="false"/>
      <style:text-properties fo:font-weight="bold" officeooo:rsid="0095dc76" officeooo:paragraph-rsid="0095dc76" style:font-weight-asian="bold" style:font-weight-complex="bold"/>
    </style:style>
    <style:style style:name="P13" style:family="paragraph" style:parent-style-name="Standard">
      <style:paragraph-properties fo:line-height="100%" fo:text-align="justify" style:justify-single-word="false"/>
      <style:text-properties fo:font-weight="bold" officeooo:rsid="0096420e" officeooo:paragraph-rsid="0096420e" style:font-weight-asian="bold"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style:text-properties officeooo:paragraph-rsid="000f2b17"/>
    </style:style>
    <style:style style:name="P16" style:family="paragraph" style:parent-style-name="Standard">
      <style:paragraph-properties fo:line-height="100%" fo:text-align="justify" style:justify-single-word="false"/>
      <style:text-properties officeooo:paragraph-rsid="0028bcec"/>
    </style:style>
    <style:style style:name="P17" style:family="paragraph" style:parent-style-name="Standard">
      <style:paragraph-properties fo:line-height="100%" fo:text-align="justify" style:justify-single-word="false"/>
      <style:text-properties officeooo:paragraph-rsid="0018b155"/>
    </style:style>
    <style:style style:name="P18" style:family="paragraph" style:parent-style-name="Standard">
      <style:paragraph-properties fo:line-height="100%" fo:text-align="justify" style:justify-single-word="false"/>
      <style:text-properties officeooo:paragraph-rsid="0047348d"/>
    </style:style>
    <style:style style:name="P19" style:family="paragraph" style:parent-style-name="Standard">
      <style:paragraph-properties fo:line-height="100%" fo:text-align="justify" style:justify-single-word="false"/>
      <style:text-properties officeooo:paragraph-rsid="001cb0c4"/>
    </style:style>
    <style:style style:name="P20" style:family="paragraph" style:parent-style-name="Standard">
      <style:paragraph-properties fo:line-height="100%" fo:text-align="justify" style:justify-single-word="false"/>
      <style:text-properties officeooo:paragraph-rsid="0064c4ef"/>
    </style:style>
    <style:style style:name="P21" style:family="paragraph" style:parent-style-name="Standard">
      <style:paragraph-properties fo:line-height="100%" fo:text-align="justify" style:justify-single-word="false"/>
      <style:text-properties officeooo:paragraph-rsid="0086688e"/>
    </style:style>
    <style:style style:name="P22" style:family="paragraph" style:parent-style-name="Standard">
      <style:paragraph-properties fo:line-height="100%" fo:text-align="justify" style:justify-single-word="false"/>
      <style:text-properties officeooo:paragraph-rsid="003311a2"/>
    </style:style>
    <style:style style:name="P23" style:family="paragraph" style:parent-style-name="Standard">
      <style:paragraph-properties fo:line-height="100%" fo:text-align="justify" style:justify-single-word="false"/>
      <style:text-properties officeooo:paragraph-rsid="0096d106"/>
    </style:style>
    <style:style style:name="P24" style:family="paragraph" style:parent-style-name="Standard">
      <style:paragraph-properties fo:line-height="100%" fo:text-align="justify" style:justify-single-word="false"/>
      <style:text-properties officeooo:paragraph-rsid="008eb930"/>
    </style:style>
    <style:style style:name="P25" style:family="paragraph" style:parent-style-name="Standard">
      <style:paragraph-properties fo:line-height="100%" fo:text-align="justify" style:justify-single-word="false"/>
      <style:text-properties officeooo:paragraph-rsid="00aa7178"/>
    </style:style>
    <style:style style:name="P26" style:family="paragraph" style:parent-style-name="Standard">
      <style:paragraph-properties fo:line-height="100%" fo:text-align="justify" style:justify-single-word="false"/>
      <style:text-properties fo:font-weight="normal" style:font-weight-asian="normal" style:font-weight-complex="normal"/>
    </style:style>
    <style:style style:name="P27" style:family="paragraph" style:parent-style-name="Standard">
      <style:paragraph-properties fo:line-height="100%" fo:text-align="justify" style:justify-single-word="false"/>
      <style:text-properties fo:font-weight="normal" officeooo:rsid="002d79c0" officeooo:paragraph-rsid="002d79c0" style:font-weight-asian="normal" style:font-weight-complex="normal"/>
    </style:style>
    <style:style style:name="P28" style:family="paragraph" style:parent-style-name="Standard">
      <style:paragraph-properties fo:line-height="100%" fo:text-align="justify" style:justify-single-word="false"/>
      <style:text-properties fo:font-weight="normal" officeooo:rsid="003311a2" officeooo:paragraph-rsid="003311a2" style:font-weight-asian="normal" style:font-weight-complex="normal"/>
    </style:style>
    <style:style style:name="P29" style:family="paragraph" style:parent-style-name="Standard">
      <style:paragraph-properties fo:line-height="100%" fo:text-align="justify" style:justify-single-word="false"/>
      <style:text-properties fo:font-weight="normal" officeooo:rsid="005d1e04" officeooo:paragraph-rsid="005d1e04" style:font-weight-asian="normal" style:font-weight-complex="normal"/>
    </style:style>
    <style:style style:name="P30" style:family="paragraph" style:parent-style-name="Standard">
      <style:paragraph-properties fo:line-height="100%" fo:text-align="justify" style:justify-single-word="false"/>
      <style:text-properties officeooo:rsid="000d8571" officeooo:paragraph-rsid="000d8571"/>
    </style:style>
    <style:style style:name="P31" style:family="paragraph" style:parent-style-name="Standard">
      <style:paragraph-properties fo:line-height="100%" fo:text-align="justify" style:justify-single-word="false"/>
      <style:text-properties officeooo:rsid="0018b155" officeooo:paragraph-rsid="0018b155"/>
    </style:style>
    <style:style style:name="P32" style:family="paragraph" style:parent-style-name="Standard">
      <style:paragraph-properties fo:line-height="100%" fo:text-align="justify" style:justify-single-word="false"/>
      <style:text-properties officeooo:rsid="001cb0c4" officeooo:paragraph-rsid="001cb0c4"/>
    </style:style>
    <style:style style:name="P33" style:family="paragraph" style:parent-style-name="Standard">
      <style:paragraph-properties fo:line-height="100%" fo:text-align="justify" style:justify-single-word="false"/>
      <style:text-properties officeooo:rsid="001cb0c4" officeooo:paragraph-rsid="00bf86b3"/>
    </style:style>
    <style:style style:name="P34" style:family="paragraph" style:parent-style-name="Standard">
      <style:paragraph-properties fo:line-height="100%" fo:text-align="justify" style:justify-single-word="false"/>
      <style:text-properties officeooo:rsid="002a65c7" officeooo:paragraph-rsid="002a65c7"/>
    </style:style>
    <style:style style:name="P35" style:family="paragraph" style:parent-style-name="Standard">
      <style:paragraph-properties fo:line-height="100%" fo:text-align="justify" style:justify-single-word="false"/>
      <style:text-properties officeooo:rsid="0059f359" officeooo:paragraph-rsid="0059f359"/>
    </style:style>
    <style:style style:name="P36" style:family="paragraph" style:parent-style-name="Standard">
      <style:paragraph-properties fo:line-height="100%" fo:text-align="justify" style:justify-single-word="false"/>
      <style:text-properties officeooo:rsid="005f488f" officeooo:paragraph-rsid="005f488f"/>
    </style:style>
    <style:style style:name="P37" style:family="paragraph" style:parent-style-name="Standard">
      <style:paragraph-properties fo:line-height="100%" fo:text-align="justify" style:justify-single-word="false"/>
      <style:text-properties officeooo:rsid="008d772f" officeooo:paragraph-rsid="008d772f"/>
    </style:style>
    <style:style style:name="P38" style:family="paragraph" style:parent-style-name="Standard">
      <style:paragraph-properties fo:line-height="100%" fo:text-align="justify" style:justify-single-word="false"/>
      <style:text-properties officeooo:rsid="005954a4" officeooo:paragraph-rsid="008eb930"/>
    </style:style>
    <style:style style:name="P39" style:family="paragraph" style:parent-style-name="Standard">
      <style:paragraph-properties fo:line-height="100%" fo:text-align="justify" style:justify-single-word="false"/>
      <style:text-properties officeooo:rsid="0095dc76" officeooo:paragraph-rsid="0095dc76"/>
    </style:style>
    <style:style style:name="P40" style:family="paragraph" style:parent-style-name="Subtitle">
      <style:text-properties style:font-name="Impact"/>
    </style:style>
    <style:style style:name="P41" style:family="paragraph" style:parent-style-name="Title">
      <style:text-properties style:font-name="Bahnschrift Condensed"/>
    </style:style>
    <style:style style:name="P42" style:family="paragraph" style:parent-style-name="Title">
      <style:text-properties style:font-name="Bahnschrift Condensed" officeooo:rsid="001108c3" officeooo:paragraph-rsid="001108c3"/>
    </style:style>
    <style:style style:name="P43" style:family="paragraph" style:parent-style-name="Standard">
      <style:paragraph-properties fo:line-height="100%" fo:text-align="justify" style:justify-single-word="false"/>
      <style:text-properties fo:font-weight="normal" style:font-weight-asian="normal" style:font-weight-complex="normal"/>
    </style:style>
    <style:style style:name="P44" style:family="paragraph" style:parent-style-name="Standard">
      <style:paragraph-properties fo:line-height="100%" fo:text-align="justify" style:justify-single-word="false"/>
      <style:text-properties officeooo:paragraph-rsid="00c5cdae"/>
    </style:style>
    <style:style style:name="T1" style:family="text">
      <style:text-properties officeooo:rsid="000f2b17"/>
    </style:style>
    <style:style style:name="T2" style:family="text">
      <style:text-properties officeooo:rsid="000f7548"/>
    </style:style>
    <style:style style:name="T3" style:family="text">
      <style:text-properties officeooo:rsid="0010a673"/>
    </style:style>
    <style:style style:name="T4" style:family="text">
      <style:text-properties officeooo:rsid="001108c3"/>
    </style:style>
    <style:style style:name="T5" style:family="text">
      <style:text-properties officeooo:rsid="0013b553"/>
    </style:style>
    <style:style style:name="T6" style:family="text">
      <style:text-properties officeooo:rsid="001450c2"/>
    </style:style>
    <style:style style:name="T7" style:family="text">
      <style:text-properties officeooo:rsid="001460ce"/>
    </style:style>
    <style:style style:name="T8" style:family="text">
      <style:text-properties officeooo:rsid="00165134"/>
    </style:style>
    <style:style style:name="T9" style:family="text">
      <style:text-properties officeooo:rsid="00171744"/>
    </style:style>
    <style:style style:name="T10" style:family="text">
      <style:text-properties officeooo:rsid="001a5c06"/>
    </style:style>
    <style:style style:name="T11" style:family="text">
      <style:text-properties officeooo:rsid="001b9010"/>
    </style:style>
    <style:style style:name="T12" style:family="text">
      <style:text-properties officeooo:rsid="001b9e88"/>
    </style:style>
    <style:style style:name="T13" style:family="text">
      <style:text-properties officeooo:rsid="000d8571"/>
    </style:style>
    <style:style style:name="T14" style:family="text">
      <style:text-properties officeooo:rsid="001bb50c"/>
    </style:style>
    <style:style style:name="T15" style:family="text">
      <style:text-properties officeooo:rsid="001cb0c4"/>
    </style:style>
    <style:style style:name="T16" style:family="text">
      <style:text-properties officeooo:rsid="00209880"/>
    </style:style>
    <style:style style:name="T17" style:family="text">
      <style:text-properties officeooo:rsid="0022d4a9"/>
    </style:style>
    <style:style style:name="T18" style:family="text">
      <style:text-properties officeooo:rsid="00246b41"/>
    </style:style>
    <style:style style:name="T19" style:family="text">
      <style:text-properties fo:font-weight="normal" style:font-weight-asian="normal" style:font-weight-complex="normal"/>
    </style:style>
    <style:style style:name="T20" style:family="text">
      <style:text-properties fo:font-weight="normal" officeooo:rsid="0014927b" style:font-weight-asian="normal" style:font-weight-complex="normal"/>
    </style:style>
    <style:style style:name="T21" style:family="text">
      <style:text-properties fo:font-weight="normal" officeooo:rsid="001e8462" style:font-weight-asian="normal" style:font-weight-complex="normal"/>
    </style:style>
    <style:style style:name="T22" style:family="text">
      <style:text-properties fo:font-weight="normal" officeooo:rsid="001f17e4" style:font-weight-asian="normal" style:font-weight-complex="normal"/>
    </style:style>
    <style:style style:name="T23" style:family="text">
      <style:text-properties fo:font-weight="normal" officeooo:rsid="00248774" style:font-weight-asian="normal" style:font-weight-complex="normal"/>
    </style:style>
    <style:style style:name="T24" style:family="text">
      <style:text-properties fo:font-weight="normal" officeooo:rsid="00259e7f" style:font-weight-asian="normal" style:font-weight-complex="normal"/>
    </style:style>
    <style:style style:name="T25" style:family="text">
      <style:text-properties fo:font-weight="normal" officeooo:rsid="0026d459" style:font-weight-asian="normal" style:font-weight-complex="normal"/>
    </style:style>
    <style:style style:name="T26" style:family="text">
      <style:text-properties fo:font-weight="normal" officeooo:rsid="0026f806" style:font-weight-asian="normal" style:font-weight-complex="normal"/>
    </style:style>
    <style:style style:name="T27" style:family="text">
      <style:text-properties fo:font-weight="normal" officeooo:rsid="00278251" style:font-weight-asian="normal" style:font-weight-complex="normal"/>
    </style:style>
    <style:style style:name="T28" style:family="text">
      <style:text-properties fo:font-weight="normal" officeooo:rsid="0028bcec" style:font-weight-asian="normal" style:font-weight-complex="normal"/>
    </style:style>
    <style:style style:name="T29" style:family="text">
      <style:text-properties fo:font-weight="normal" officeooo:rsid="002a0e43" style:font-weight-asian="normal" style:font-weight-complex="normal"/>
    </style:style>
    <style:style style:name="T30" style:family="text">
      <style:text-properties fo:font-weight="normal" officeooo:rsid="0047348d" style:font-weight-asian="normal" style:font-weight-complex="normal"/>
    </style:style>
    <style:style style:name="T31" style:family="text">
      <style:text-properties fo:font-weight="normal" officeooo:rsid="0048c20e" style:font-weight-asian="normal" style:font-weight-complex="normal"/>
    </style:style>
    <style:style style:name="T32" style:family="text">
      <style:text-properties fo:font-weight="normal" officeooo:rsid="004d8c81" style:font-weight-asian="normal" style:font-weight-complex="normal"/>
    </style:style>
    <style:style style:name="T33" style:family="text">
      <style:text-properties fo:font-weight="normal" officeooo:rsid="00491af1" style:font-weight-asian="normal" style:font-weight-complex="normal"/>
    </style:style>
    <style:style style:name="T34" style:family="text">
      <style:text-properties fo:font-weight="normal" officeooo:rsid="004af966" style:font-weight-asian="normal" style:font-weight-complex="normal"/>
    </style:style>
    <style:style style:name="T35" style:family="text">
      <style:text-properties fo:font-weight="normal" officeooo:rsid="004cdddb" style:font-weight-asian="normal" style:font-weight-complex="normal"/>
    </style:style>
    <style:style style:name="T36" style:family="text">
      <style:text-properties fo:font-weight="normal" officeooo:rsid="004cf88a" style:font-weight-asian="normal" style:font-weight-complex="normal"/>
    </style:style>
    <style:style style:name="T37" style:family="text">
      <style:text-properties fo:font-weight="normal" officeooo:rsid="004ed90d" style:font-weight-asian="normal" style:font-weight-complex="normal"/>
    </style:style>
    <style:style style:name="T38" style:family="text">
      <style:text-properties fo:font-weight="normal" officeooo:rsid="00517d57" style:font-weight-asian="normal" style:font-weight-complex="normal"/>
    </style:style>
    <style:style style:name="T39" style:family="text">
      <style:text-properties fo:font-weight="normal" officeooo:rsid="0050505c" style:font-weight-asian="normal" style:font-weight-complex="normal"/>
    </style:style>
    <style:style style:name="T40" style:family="text">
      <style:text-properties fo:font-weight="normal" officeooo:rsid="0053c866" style:font-weight-asian="normal" style:font-weight-complex="normal"/>
    </style:style>
    <style:style style:name="T41" style:family="text">
      <style:text-properties fo:font-weight="normal" officeooo:rsid="00528406" style:font-weight-asian="normal" style:font-weight-complex="normal"/>
    </style:style>
    <style:style style:name="T42" style:family="text">
      <style:text-properties fo:font-weight="normal" officeooo:rsid="00534d56" style:font-weight-asian="normal" style:font-weight-complex="normal"/>
    </style:style>
    <style:style style:name="T43" style:family="text">
      <style:text-properties fo:font-weight="normal" officeooo:rsid="0054437c" style:font-weight-asian="normal" style:font-weight-complex="normal"/>
    </style:style>
    <style:style style:name="T44" style:family="text">
      <style:text-properties fo:font-weight="normal" officeooo:rsid="005598c2" style:font-weight-asian="normal" style:font-weight-complex="normal"/>
    </style:style>
    <style:style style:name="T45" style:family="text">
      <style:text-properties fo:font-weight="normal" officeooo:rsid="0096d106" style:font-weight-asian="normal" style:font-weight-complex="normal"/>
    </style:style>
    <style:style style:name="T46" style:family="text">
      <style:text-properties fo:font-weight="normal" officeooo:rsid="0098abac" style:font-weight-asian="normal" style:font-weight-complex="normal"/>
    </style:style>
    <style:style style:name="T47" style:family="text">
      <style:text-properties fo:font-weight="normal" officeooo:rsid="009b18be" style:font-weight-asian="normal" style:font-weight-complex="normal"/>
    </style:style>
    <style:style style:name="T48" style:family="text">
      <style:text-properties fo:font-weight="normal" officeooo:rsid="009a9164" style:font-weight-asian="normal" style:font-weight-complex="normal"/>
    </style:style>
    <style:style style:name="T49" style:family="text">
      <style:text-properties fo:font-weight="normal" officeooo:rsid="009ba9f9" style:font-weight-asian="normal" style:font-weight-complex="normal"/>
    </style:style>
    <style:style style:name="T50" style:family="text">
      <style:text-properties fo:font-weight="normal" officeooo:rsid="00c5cdae" style:font-weight-asian="normal" style:font-weight-complex="normal"/>
    </style:style>
    <style:style style:name="T51" style:family="text">
      <style:text-properties fo:font-weight="normal" officeooo:rsid="00c70ce0" style:font-weight-asian="normal" style:font-weight-complex="normal"/>
    </style:style>
    <style:style style:name="T52" style:family="text">
      <style:text-properties fo:font-weight="normal" officeooo:rsid="00c79ec2" style:font-weight-asian="normal" style:font-weight-complex="normal"/>
    </style:style>
    <style:style style:name="T53" style:family="text">
      <style:text-properties fo:font-weight="normal" officeooo:rsid="00c8d135" style:font-weight-asian="normal" style:font-weight-complex="normal"/>
    </style:style>
    <style:style style:name="T54" style:family="text">
      <style:text-properties fo:font-weight="normal" officeooo:rsid="00c9637e" style:font-weight-asian="normal" style:font-weight-complex="normal"/>
    </style:style>
    <style:style style:name="T55" style:family="text">
      <style:text-properties fo:font-weight="normal" officeooo:rsid="00c9842b" style:font-weight-asian="normal" style:font-weight-complex="normal"/>
    </style:style>
    <style:style style:name="T56" style:family="text">
      <style:text-properties fo:font-weight="normal" officeooo:rsid="00c99b88" style:font-weight-asian="normal" style:font-weight-complex="normal"/>
    </style:style>
    <style:style style:name="T57" style:family="text">
      <style:text-properties fo:font-weight="normal" officeooo:rsid="00caceeb" style:font-weight-asian="normal" style:font-weight-complex="normal"/>
    </style:style>
    <style:style style:name="T58" style:family="text">
      <style:text-properties fo:font-weight="normal" officeooo:rsid="00cacf14" style:font-weight-asian="normal" style:font-weight-complex="normal"/>
    </style:style>
    <style:style style:name="T59" style:family="text">
      <style:text-properties fo:font-weight="normal" officeooo:rsid="00cc1612" style:font-weight-asian="normal" style:font-weight-complex="normal"/>
    </style:style>
    <style:style style:name="T60" style:family="text">
      <style:text-properties fo:font-weight="normal" officeooo:rsid="00ccdff2" style:font-weight-asian="normal" style:font-weight-complex="normal"/>
    </style:style>
    <style:style style:name="T61" style:family="text">
      <style:text-properties fo:font-weight="normal" officeooo:rsid="00ce8b25" style:font-weight-asian="normal" style:font-weight-complex="normal"/>
    </style:style>
    <style:style style:name="T62" style:family="text">
      <style:text-properties fo:font-weight="normal" officeooo:rsid="00cf8906" style:font-weight-asian="normal" style:font-weight-complex="normal"/>
    </style:style>
    <style:style style:name="T63" style:family="text">
      <style:text-properties fo:font-weight="normal" officeooo:rsid="00d0f239" style:font-weight-asian="normal" style:font-weight-complex="normal"/>
    </style:style>
    <style:style style:name="T64" style:family="text">
      <style:text-properties fo:font-weight="normal" officeooo:rsid="00d2af8c" style:font-weight-asian="normal" style:font-weight-complex="normal"/>
    </style:style>
    <style:style style:name="T65" style:family="text">
      <style:text-properties fo:font-weight="normal" officeooo:rsid="00d4756a" style:font-weight-asian="normal" style:font-weight-complex="normal"/>
    </style:style>
    <style:style style:name="T66" style:family="text">
      <style:text-properties fo:font-weight="normal" officeooo:rsid="00d4767c" style:font-weight-asian="normal" style:font-weight-complex="normal"/>
    </style:style>
    <style:style style:name="T67" style:family="text">
      <style:text-properties fo:font-weight="normal" officeooo:rsid="00d47819" style:font-weight-asian="normal" style:font-weight-complex="normal"/>
    </style:style>
    <style:style style:name="T68" style:family="text">
      <style:text-properties fo:font-weight="normal" officeooo:rsid="00d66dfc" style:font-weight-asian="normal" style:font-weight-complex="normal"/>
    </style:style>
    <style:style style:name="T69" style:family="text">
      <style:text-properties officeooo:rsid="002f67ac"/>
    </style:style>
    <style:style style:name="T70" style:family="text">
      <style:text-properties officeooo:rsid="0030e8bf"/>
    </style:style>
    <style:style style:name="T71" style:family="text">
      <style:text-properties officeooo:rsid="00314c60"/>
    </style:style>
    <style:style style:name="T72" style:family="text">
      <style:text-properties officeooo:rsid="00330689"/>
    </style:style>
    <style:style style:name="T73" style:family="text">
      <style:text-properties officeooo:rsid="0034c8c9"/>
    </style:style>
    <style:style style:name="T74" style:family="text">
      <style:text-properties officeooo:rsid="0035d3a8"/>
    </style:style>
    <style:style style:name="T75" style:family="text">
      <style:text-properties officeooo:rsid="00366238"/>
    </style:style>
    <style:style style:name="T76" style:family="text">
      <style:text-properties officeooo:rsid="00377d06"/>
    </style:style>
    <style:style style:name="T77" style:family="text">
      <style:text-properties officeooo:rsid="00396952"/>
    </style:style>
    <style:style style:name="T78" style:family="text">
      <style:text-properties officeooo:rsid="003a4b5e"/>
    </style:style>
    <style:style style:name="T79" style:family="text">
      <style:text-properties officeooo:rsid="003aa8ad"/>
    </style:style>
    <style:style style:name="T80" style:family="text">
      <style:text-properties officeooo:rsid="003b6dac"/>
    </style:style>
    <style:style style:name="T81" style:family="text">
      <style:text-properties officeooo:rsid="003be6a6"/>
    </style:style>
    <style:style style:name="T82" style:family="text">
      <style:text-properties officeooo:rsid="0041ce37"/>
    </style:style>
    <style:style style:name="T83" style:family="text">
      <style:text-properties officeooo:rsid="00420595"/>
    </style:style>
    <style:style style:name="T84" style:family="text">
      <style:text-properties officeooo:rsid="004318fe"/>
    </style:style>
    <style:style style:name="T85" style:family="text">
      <style:text-properties officeooo:rsid="0018b155"/>
    </style:style>
    <style:style style:name="T86" style:family="text">
      <style:text-properties officeooo:rsid="0043cbcf"/>
    </style:style>
    <style:style style:name="T87" style:family="text">
      <style:text-properties officeooo:rsid="00457bd0"/>
    </style:style>
    <style:style style:name="T88" style:family="text">
      <style:text-properties officeooo:rsid="0045ccee"/>
    </style:style>
    <style:style style:name="T89" style:family="text">
      <style:text-properties officeooo:rsid="0046f770"/>
    </style:style>
    <style:style style:name="T90" style:family="text">
      <style:text-properties officeooo:rsid="00584322"/>
    </style:style>
    <style:style style:name="T91" style:family="text">
      <style:text-properties officeooo:rsid="005a437e"/>
    </style:style>
    <style:style style:name="T92" style:family="text">
      <style:text-properties officeooo:rsid="005acad2"/>
    </style:style>
    <style:style style:name="T93" style:family="text">
      <style:text-properties officeooo:rsid="005c02fd"/>
    </style:style>
    <style:style style:name="T94" style:family="text">
      <style:text-properties officeooo:rsid="005cde8e"/>
    </style:style>
    <style:style style:name="T95" style:family="text">
      <style:text-properties officeooo:rsid="005da9b9"/>
    </style:style>
    <style:style style:name="T96" style:family="text">
      <style:text-properties officeooo:rsid="005e4726"/>
    </style:style>
    <style:style style:name="T97" style:family="text">
      <style:text-properties officeooo:rsid="005fe6ec"/>
    </style:style>
    <style:style style:name="T98" style:family="text">
      <style:text-properties officeooo:rsid="00608581"/>
    </style:style>
    <style:style style:name="T99" style:family="text">
      <style:text-properties officeooo:rsid="00630812"/>
    </style:style>
    <style:style style:name="T100" style:family="text">
      <style:text-properties officeooo:rsid="00639340"/>
    </style:style>
    <style:style style:name="T101" style:family="text">
      <style:text-properties officeooo:rsid="0064016a"/>
    </style:style>
    <style:style style:name="T102" style:family="text">
      <style:text-properties officeooo:rsid="006507e6"/>
    </style:style>
    <style:style style:name="T103" style:family="text">
      <style:text-properties officeooo:rsid="006678c4"/>
    </style:style>
    <style:style style:name="T104" style:family="text">
      <style:text-properties officeooo:rsid="00680c1b"/>
    </style:style>
    <style:style style:name="T105" style:family="text">
      <style:text-properties officeooo:rsid="0068359c"/>
    </style:style>
    <style:style style:name="T106" style:family="text">
      <style:text-properties officeooo:rsid="00684e0e"/>
    </style:style>
    <style:style style:name="T107" style:family="text">
      <style:text-properties officeooo:rsid="006b1872"/>
    </style:style>
    <style:style style:name="T108" style:family="text">
      <style:text-properties officeooo:rsid="006bf52e"/>
    </style:style>
    <style:style style:name="T109" style:family="text">
      <style:text-properties officeooo:rsid="006ce138"/>
    </style:style>
    <style:style style:name="T110" style:family="text">
      <style:text-properties officeooo:rsid="006dfc60"/>
    </style:style>
    <style:style style:name="T111" style:family="text">
      <style:text-properties officeooo:rsid="00703c4f"/>
    </style:style>
    <style:style style:name="T112" style:family="text">
      <style:text-properties officeooo:rsid="00718f38"/>
    </style:style>
    <style:style style:name="T113" style:family="text">
      <style:text-properties officeooo:rsid="0072d191"/>
    </style:style>
    <style:style style:name="T114" style:family="text">
      <style:text-properties officeooo:rsid="00734cdb"/>
    </style:style>
    <style:style style:name="T115" style:family="text">
      <style:text-properties officeooo:rsid="0073ed88"/>
    </style:style>
    <style:style style:name="T116" style:family="text">
      <style:text-properties officeooo:rsid="00741b22"/>
    </style:style>
    <style:style style:name="T117" style:family="text">
      <style:text-properties officeooo:rsid="0075b494"/>
    </style:style>
    <style:style style:name="T118" style:family="text">
      <style:text-properties officeooo:rsid="0075e432"/>
    </style:style>
    <style:style style:name="T119" style:family="text">
      <style:text-properties officeooo:rsid="0076cfdd"/>
    </style:style>
    <style:style style:name="T120" style:family="text">
      <style:text-properties officeooo:rsid="007888fd"/>
    </style:style>
    <style:style style:name="T121" style:family="text">
      <style:text-properties officeooo:rsid="0078b540"/>
    </style:style>
    <style:style style:name="T122" style:family="text">
      <style:text-properties officeooo:rsid="007a828c"/>
    </style:style>
    <style:style style:name="T123" style:family="text">
      <style:text-properties officeooo:rsid="007aec2d"/>
    </style:style>
    <style:style style:name="T124" style:family="text">
      <style:text-properties officeooo:rsid="007d4292"/>
    </style:style>
    <style:style style:name="T125" style:family="text">
      <style:text-properties officeooo:rsid="007ea81d"/>
    </style:style>
    <style:style style:name="T126" style:family="text">
      <style:text-properties officeooo:rsid="007f0588"/>
    </style:style>
    <style:style style:name="T127" style:family="text">
      <style:text-properties officeooo:rsid="0080c465"/>
    </style:style>
    <style:style style:name="T128" style:family="text">
      <style:text-properties officeooo:rsid="00827e03"/>
    </style:style>
    <style:style style:name="T129" style:family="text">
      <style:text-properties officeooo:rsid="00846187"/>
    </style:style>
    <style:style style:name="T130" style:family="text">
      <style:text-properties officeooo:rsid="00848692"/>
    </style:style>
    <style:style style:name="T131" style:family="text">
      <style:text-properties officeooo:rsid="0085045b"/>
    </style:style>
    <style:style style:name="T132" style:family="text">
      <style:text-properties officeooo:rsid="0086688e"/>
    </style:style>
    <style:style style:name="T133" style:family="text">
      <style:text-properties officeooo:rsid="0087e0b8"/>
    </style:style>
    <style:style style:name="T134" style:family="text">
      <style:text-properties officeooo:rsid="00885f4c"/>
    </style:style>
    <style:style style:name="T135" style:family="text">
      <style:text-properties officeooo:rsid="008880ab"/>
    </style:style>
    <style:style style:name="T136" style:family="text">
      <style:text-properties officeooo:rsid="00888178"/>
    </style:style>
    <style:style style:name="T137" style:family="text">
      <style:text-properties officeooo:rsid="008888b2"/>
    </style:style>
    <style:style style:name="T138" style:family="text">
      <style:text-properties officeooo:rsid="008a6cb7"/>
    </style:style>
    <style:style style:name="T139" style:family="text">
      <style:text-properties officeooo:rsid="008b90bd"/>
    </style:style>
    <style:style style:name="T140" style:family="text">
      <style:text-properties officeooo:rsid="008eb930"/>
    </style:style>
    <style:style style:name="T141" style:family="text">
      <style:text-properties officeooo:rsid="008f6a3d"/>
    </style:style>
    <style:style style:name="T142" style:family="text">
      <style:text-properties officeooo:rsid="00910aec"/>
    </style:style>
    <style:style style:name="T143" style:family="text">
      <style:text-properties officeooo:rsid="009d4953"/>
    </style:style>
    <style:style style:name="T144" style:family="text">
      <style:text-properties officeooo:rsid="009f782c"/>
    </style:style>
    <style:style style:name="T145" style:family="text">
      <style:text-properties officeooo:rsid="00a061d5"/>
    </style:style>
    <style:style style:name="T146" style:family="text">
      <style:text-properties officeooo:rsid="00a0f114"/>
    </style:style>
    <style:style style:name="T147" style:family="text">
      <style:text-properties officeooo:rsid="00a2a253"/>
    </style:style>
    <style:style style:name="T148" style:family="text">
      <style:text-properties officeooo:rsid="00a2f6e0"/>
    </style:style>
    <style:style style:name="T149" style:family="text">
      <style:text-properties officeooo:rsid="005954a4"/>
    </style:style>
    <style:style style:name="T150" style:family="text">
      <style:text-properties officeooo:rsid="00a35cce"/>
    </style:style>
    <style:style style:name="T151" style:family="text">
      <style:text-properties officeooo:rsid="00a457cf"/>
    </style:style>
    <style:style style:name="T152" style:family="text">
      <style:text-properties officeooo:rsid="00a74f6f"/>
    </style:style>
    <style:style style:name="T153" style:family="text">
      <style:text-properties officeooo:rsid="00a77be9"/>
    </style:style>
    <style:style style:name="T154" style:family="text">
      <style:text-properties officeooo:rsid="00a8b65f"/>
    </style:style>
    <style:style style:name="T155" style:family="text">
      <style:text-properties officeooo:rsid="00a9b47f"/>
    </style:style>
    <style:style style:name="T156" style:family="text">
      <style:text-properties officeooo:rsid="00aa519a"/>
    </style:style>
    <style:style style:name="T157" style:family="text">
      <style:text-properties officeooo:rsid="00aa7178"/>
    </style:style>
    <style:style style:name="T158" style:family="text">
      <style:text-properties officeooo:rsid="00aa7aa2"/>
    </style:style>
    <style:style style:name="T159" style:family="text">
      <style:text-properties officeooo:rsid="00ad281e"/>
    </style:style>
    <style:style style:name="T160" style:family="text">
      <style:text-properties officeooo:rsid="00ae913b"/>
    </style:style>
    <style:style style:name="T161" style:family="text">
      <style:text-properties officeooo:rsid="00b05db4"/>
    </style:style>
    <style:style style:name="T162" style:family="text">
      <style:text-properties officeooo:rsid="00b0d230"/>
    </style:style>
    <style:style style:name="T163" style:family="text">
      <style:text-properties officeooo:rsid="00b230b6"/>
    </style:style>
    <style:style style:name="T164" style:family="text">
      <style:text-properties officeooo:rsid="00b373d4"/>
    </style:style>
    <style:style style:name="T165" style:family="text">
      <style:text-properties officeooo:rsid="00b437bc"/>
    </style:style>
    <style:style style:name="T166" style:family="text">
      <style:text-properties officeooo:rsid="00b49e22"/>
    </style:style>
    <style:style style:name="T167" style:family="text">
      <style:text-properties officeooo:rsid="00b6f5e0"/>
    </style:style>
    <style:style style:name="T168" style:family="text">
      <style:text-properties officeooo:rsid="00b7d95f"/>
    </style:style>
    <style:style style:name="T169" style:family="text">
      <style:text-properties officeooo:rsid="00b86795"/>
    </style:style>
    <style:style style:name="T170" style:family="text">
      <style:text-properties officeooo:rsid="00b88584"/>
    </style:style>
    <style:style style:name="T171" style:family="text">
      <style:text-properties officeooo:rsid="00b8c3b5"/>
    </style:style>
    <style:style style:name="T172" style:family="text">
      <style:text-properties officeooo:rsid="00bb7f0c"/>
    </style:style>
    <style:style style:name="T173" style:family="text">
      <style:text-properties officeooo:rsid="00bc7480"/>
    </style:style>
    <style:style style:name="T174" style:family="text">
      <style:text-properties officeooo:rsid="00bde7b5"/>
    </style:style>
    <style:style style:name="T175" style:family="text">
      <style:text-properties officeooo:rsid="00bfc3b7"/>
    </style:style>
    <style:style style:name="T176" style:family="text">
      <style:text-properties officeooo:rsid="00c419b7"/>
    </style:style>
    <style:style style:name="T177" style:family="text">
      <style:text-properties officeooo:rsid="00c5cd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52">09</text:span>.1<text:span text:style-name="T152">1</text:span>.2021</text:p>
      <text:p text:style-name="P41">Kaksi puol' haltijaa</text:p>
      <text:p text:style-name="P40">Kalle Tossavainen</text:p>
      <text:p text:style-name="P1"/>
      <text:p text:style-name="P2">Luku 1</text:p>
      <text:p text:style-name="P14"/>
      <text:p text:style-name="P20">Metsähaltijat ovat olleet pitkään eristyneet muista kansoista ja pysyneet metsässään omassa rauhaassaan. He myös puolustavat aluettaan vimmatusti jos tarve. Edellisen kuninkaan kuoltua ilmapiiri on kuitenkin muuttunut hiukan vapaamielisemmäksi ja metsässä on käynyt jopa satunnaisia muiden rotujen kulkijoita. Metsän sydämeen näitä ei kuitenkaan vielä päästetä. Eräänä päivänä metsän rajalle saapuu joukko kaupunkihaltijoita. Nämä eroavat metsähaltijoista ulkonäöltään hiukan ja käyttävät nahkan ja puunsijasta usein metallisia esineitä. Mukana on myös yksi ihminen, Roland. Hän on Arnin tasavallan lähettiläs ja pyytää pääsyä kuninkaan puheille. Tämä sallitaan, mutta ilman mukana olevaa saattuetta. Sir Roland kertoo, että kahden valtakunnan tulisi tehdä liittouma, kummankin kansan rajoilla elää vihamielisiä tahoja. Kuningas epäröi hiukan, mutta sitten Roland esittelee lahjan, pussillisen harvinaisia taikuudessa käytettyjä ainesosia. Jotkut metsähaltijat ovat kyllä taitavia taikuudessa ja Korkeametsän kirjasto on kattava, mutta loitsuvalikoima on rajoitettu vain sellaisiin joiden ainesosina käytetään metsästä saatavia ainesosia. Roland kertoo “Voisimme myös käydä kauppaa, meillä on näitä materiaaleja yllinkyllin, mutta eräät metsässä olevat materiaalit ovat erittäin hankalia saada”. Kuningas pitää ajatusta hyvänä, tästä pitää puhua myös Korkeametsän neuvoston kanssa, joka kokoontuu aina valkoisen kuun ollessa täysi. Tähän on vielä aikaa ja Roland ei voi jäädä odottamaan tätä, joten sovitaan, että Korkemetsä lähettää oman edustajansa Arniin heti kuin mahdollista. Aikanaan neuvosto kokoontuu, jotkut vanhimmista haltijoista ovat ajatusta vastaan. Puoltavat äänet voittavat kuitenkin äänestyksen täpärästi. Kuninkaan tulee pysyä valtakunnassaan hallitsemassa, mutta edustajan tulisi olla mahdollisiman korkea-arvoinen. Korkeametsän kuningatar suostuu tehtävään. Muutaman päivän valmistelun jäleen hän matkaa Arnkodin pääkaupunkiin. Saattueessa mukana on myös nuori Gilgamesh, komea ja nuoresta iästään huolimatta jo kokenut erämies joka on perehtynyt myös taikuuden saloihin. Diplomaattinen tehtävä sujuu hyvin, perustetaan kauppapiste kansojen rajalle, jonka kummatkin osapuolet rahoittavat. Ihmisiä ei kuitenkaan vieläkään päästetä syvälle metsään. Viisas pöllö rientää viemään viestiä Korkeametsään ja pian metsähaltijoiden saattue lähtee myös kotimatkalle. Matkalla ryhmä ihmisistä ja kääpiöistä koostuvia rosvoja hyökkää saattueen kimppuun. Metsähaltijat taistelevat urhoollisesti ja Gilgameshin loitsut ja nuolet harventavat porukkaa tehokkaasti, mutta rosvojen mukana oleva velho kääntää taistelun kulun. <text:s/>Gilgamesh menettää tajuntansa ja herättyään kohtaa kauhean näyn. Kaikki muut haltijat ovat tapettuja ja kuningatar makaa vaatteet revittynä itkien maassa. Kaksikko jatkaa matkaa korkeametsään. Kuningas syyttää tapahtuneesta ensin Arnkodin tasavaltaa, mutta Äitikulta, druideista vanhin, jo lähes tuhatvuotias, onnistuu selvittämään asioiden todellisen kulun. Korkeametsän ja Arnkodin sotilaista koostuva joukko käy hävittämässä rosvojen tukikohdan. Kuningatar on raskaana ja kaikki asiasta tietoiset toivovat, että lapsi on kuninkaan. Lapsen synnyttyä huomataan kuitenkin, että hänellä on ihmisen piirteitä, korvat eivät kasva ihan yhtä pitkiksi kuin haltijoilla. Metsähaltijoiden luonteesta johtuen asia päätetään salata ja lapsi kasvatetaan kuninkaan lapsena. Vain kuningas, kuningatar, Äitikulta ja Gilgamesh tietävät asiasta. Lapsi kastetaan Yolandaksi. Varttuessaan hänet koulutetaan haltijoiden tapaan taitavaksi eränkävijäksi, mutta korkean asemansa ja ilmeisen lahjakkuutensa vuoksi hänestä tulee myös druidi ja tämän lisäksi hän on musiikillisesti lahjakas. Yolandan kasvaessa vanhemmaksi, korvien lyhyys alkaa korostumaan <text:span text:style-name="T103">ja</text:span> <text:span text:style-name="T103">hän näyttää ikäistään </text:span><text:soft-page-break/><text:span text:style-name="T103">vanhemmalta, joten</text:span> korkemetsässä aletaan juoruilla asiasta. Yolanda päätetään lähettää pyhiinvaellukselle druidien pyhi<text:span text:style-name="T104">in paikkoihin. </text:span><text:span text:style-name="T105">Pohjanmetsässä on Tapion temppeli, maanalaiset sienimiehet palvovat Tattia ja Tasavallan </text:span><text:span text:style-name="T106">merimiehet </text:span><text:span text:style-name="T108">taas palvovat </text:span><text:span text:style-name="T109">Ahtia</text:span><text:span text:style-name="T108">, mutta näitä hänen druidejaan on vaikeampi löytää, koska matkustavat usein laivojen mukana.</text:span></text:p>
      <text:p text:style-name="P20"/>
      <text:p text:style-name="P20"><text:span text:style-name="T110">Seuraavaksi Yolanda suuntaa viisaan</text:span> pöllö<text:span text:style-name="T110">n luo</text:span>, joka kertoo hänelle <text:span text:style-name="T110">tietämänsä</text:span> ulkopuolisesta maailmasta. <text:span text:style-name="T110">Pöllö on perehtynyt ulkomaailmasta peräisin oleviin kirjoihin enemmän kuin kukaan muu Korkeametsässä. Lisäksi hän on lentäen tutkinut metsän ulkopuolista aluetta jopa satojen kilometrien päähän. Suurin ihmetys </text:span><text:span text:style-name="T102">ulkomaailmassa </text:span><text:span text:style-name="T110">Yolandalle on, että siellä </text:span><text:span text:style-name="T102">ei yleensä asuta puissa, vaan kivisissä taloissa ja jotkut asuvat jopa maan alla. </text:span><text:span text:style-name="T135">Pöllö jatkaa juttuaan myöhään yöhön ja jotkut asiat ihmetyttävät Yolandaa hiukan enemmän ja jotkut hiukan vähemmän. </text:span><text:span text:style-name="T136">Oi kuinka upeaa tuleekaan olemaan nähdä nämä ihmeet itse, metsä on kyllä kaunis paikka, mutta kovinkaan moni metsähaltija ei ole nähnyt mitä metsän ulkopuolella on. </text:span><text:span text:style-name="T137">Suureksi ihmeeksi metsän ulkopuolella on myös muita metsiä, jotka ovat omina saarekkeinaan, joskaan yksikään ei ole yhtä suuri kuin Korkeametsä. </text:span><text:span text:style-name="T138">Näissä metsissä Yolandan tulisi myös käydä tilaisuuden koittaessa, tarkistamassa minkälaista elämä niissä on. Joissain asuu kuulema ihan erilaisia eläimiäkin </text:span><text:span text:style-name="T139">ja jokaisessa metsässään on myös oma druidinsa. Näihin ei ole pidetty yhteyttä aikoihin, joten on tarpeen tarkistaa mikä tilanne missä päin onkaan.</text:span></text:p>
      <text:p text:style-name="P20"/>
      <text:p text:style-name="P21">Ennen lähtöä Yolandan tulee <text:span text:style-name="T111">läpäistä testi, </text:span>hänen tulee <text:span text:style-name="T110">tavata</text:span> Korkeametsän synkällä laidalla elävä satyyri. <text:span text:style-name="T125">Ne</text:span><text:span text:style-name="T112"> ovat ihmisen kaltaisia olentoja, mutta he kulkevat kahdella vuohen jalall</text:span><text:span text:style-name="T123">a, </text:span><text:span text:style-name="T112">päässään heillä ovat käppyräiset sarvet </text:span><text:span text:style-name="T123">ja takaa roikkuu häntä</text:span><text:span text:style-name="T112">. Vaikka </text:span><text:span text:style-name="T113">s</text:span><text:span text:style-name="T112">atyyrit luetaan myös metsän asukeiksi ja saavat asua siellä vapaasti, ovat he yleensä </text:span><text:span text:style-name="T176">muista metsän asukeista poiketen</text:span><text:span text:style-name="T112"> pahoja. </text:span><text:span text:style-name="T113">Aluetta millä satyyrit viihtyvät, kutsutaan Synkmetsäksi ja monet, mutta eivät kuitenkaan kaikki, metsän asukit välttävät sitä. </text:span><text:span text:style-name="T114">Yolandaa varoitetaan, että</text:span> huilua soittava satyyri on vaarallinen. <text:span text:style-name="T115">Hän matkaa syvemmälle Synkmetsään ja hänestä alkaa tuntumaan siltä, kuin häntä katseltaisiin. </text:span><text:span text:style-name="T116">Vilkaistessaan vaistomaisesti vasemmalle, hän näkee pimeydessä kaksi hohtavaa silmää. </text:span><text:span text:style-name="T117">Haltijoilla ja jopa puol’ haltijoilla on yleensä hyvä hämäränäkö, mutta nyt silmät tuntuvat hohtavan epäluonnollisesta synkkyydestä käsin. </text:span><text:span text:style-name="T118">Satyyri esittelee itsensä “Hei, olen </text:span><text:span text:style-name="T119">Bugsy, Synkmetsän satyyrien prinssi, mitä asiaa </text:span><text:span text:style-name="T120">metsän </text:span><text:span text:style-name="T119">prinsessalla on tänne, kenties tulit kosima-aikeissa?” hän sanoo ivalliseen sävyyn tunnistaen Yolandan oitis. “</text:span><text:span text:style-name="T121">Olen lähdössä maailmalle ja sitä ennen minun pitää tavata sinut, kuka ties minkä takia.” Yolanda vastaa. “</text:span><text:span text:style-name="T122">Oletko varma, ettet ole kosima-aikeissa?” Bugsy kysyy nyt paljon maireammalla äänellä ja alkaa soittamaan pan-huiluaan. </text:span><text:span text:style-name="T123">Hetken ajan Yolanda tuntee eläimellistä vetoa satyyriä kohtaan, mutta tajuaa pian mistä on kyse ja viimeistään näky Bugsyn </text:span><text:span text:style-name="T125">sorkista</text:span><text:span text:style-name="T123"> murtaa lumouksen. “</text:span><text:span text:style-name="T124">Taikasi ei minuun tehoa oi vanha pukki, tiedätkö sinä todellisen syyn miksi minut on luoksesi johdatettu?”. “Tiedän tai en tiedä, miksi sen sinulle kertoisin?”. “</text:span><text:span text:style-name="T125">Ehkäpä siksi, että olet tylsistynyt?” Yolanda sanoo ja </text:span><text:span text:style-name="T126">alkaa tekemään omaa lumoustaan. Satyyri tuntuu ensin vastustavan sitä, mutta sitten hän tuntee Mielikin läheisyyden tavanomaista vahvemmin ja satyyri tuntuu jähmettyvän paikoilleen lasittunut katse hohtavissa silmissään. “</text:span><text:span text:style-name="T127">Tiedät vastauksen nyt itsekin”. Niin, tämä liittyy varmaan jotenkin Mielikkiin, mutta miten? Hän yrittää tivata lisää vastauksia satyyriltä, mutta Mielikin läheisyys katoaa ja nyt vihainen satyyri syöksyy Yolandaa päin sarvet ojossa. </text:span>Yolanda ampuu jousella, mutta satyyrin <text:span text:style-name="T128">väistää</text:span> nuolen. <text:span text:style-name="T128">Satyyri on jo liian lähellä toista nuolta varten, joten Yolanda ottaa esiin illanpuusta tehdyn tapparansa, hän ei ehdi kuitenkaan lyödä sillä ja täpärästi</text:span> onnistuu väistämään <text:span text:style-name="T128">satyyrin puskun</text:span>. <text:span text:style-name="T129">Satyyri kiroaa ja valmistautuu uuteen rynnäkköön, silmät suorastaan leimuavat nyt. </text:span><text:span text:style-name="T130">Tällä kertaa Yolanda on kuitenkin valmis tapparansa kanssa ja ketteryydellään onnistuu väistämään uuden rynnäkön ja osuu satyyriä päähän. </text:span>Satyyri<text:span text:style-name="T130">ltä menee taju hetkeksi ja hän kaatuu maahan.</text:span> <text:span text:style-name="T131">Pian herättyään, se näkee Yolandan yläpuolellaan valmiina iskemään uudestaan ja </text:span><text:s/>alkaa anelemaan armoa, <text:span text:style-name="T132">jo</text:span><text:span text:style-name="T177">ta</text:span><text:span text:style-name="T132"> Yolanda auliisti myöntää.</text:span> Yolanda on valmis lähtemään maailmalle <text:span text:style-name="T133">tietäen, että Mielikki ei häntä hylkää</text:span>.</text:p>
      <text:p text:style-name="P14"/>
      <text:p text:style-name="P2">Luku 2</text:p>
      <text:p text:style-name="P14"/>
      <text:p text:style-name="P15"><text:soft-page-break/>Pyhiinvaellusmatkalle lähdetään perinteisesti yksin, mutta Yolandan korkean aseman vuoksi Gilgamesh määrätään hänelle saattajaksi. Gilgamesh on varttuneempi, mutta silti haltijoiden mittapuulla nuori. Lisäksi hän on edistynyt taikuudessa huimasti ja noussut metsäkaartin kapteeniksi. Kaksikko suuntaa Puol’matkan kauppakylään, sama kylä joka perustettiin Korkeametsän ja Arnkodin yhteisellä tuella. Kylässä asuu enimmäkseen ihmisiä, kaupunkihaltijoita ja puolihaltijoita, mutta sielä on myös jokunen kääpiö ja tonttu. Kovin moni metsähaltija ei täällä käy, on luonnotonta olla paikassa missä ei ole puita. Tällä kertaa kylässä ei ole yhtään metsähaltijoiden karavaania. Yolandalle paikka on shokki, mutta Gilgameshille Puol’matka on jo ennestään tuttu. Kylässä oleva ihmiskauppias näkee haltijakaksikon vaatteistuksen ja olisi halukas ostamaan heidän taikuudella terästetyt kenkänsä ja viittansa hyvään hintaan. Haltijat kuitenkin kieltäytyvät tästä. Tämän jälkeen he suuntaavat majataloon syömään. Täällä tarjotaan myös haltijoiden ruokaa, mutta ihmisen valmistamana tämä maistuu hiukan kummalliselta. Illalla majatalossa on ohjelmaa. Paikalla olevat juovat ja paikalla on myös kuuluissa bardi Wilberforce, joka soittaa luuttua ja laulaa terästäen esitystä taikuudella luoduilla illuusioilla. Yolanda on taitava huilun kanssa, joten hän alkaa soittamaan huilua, johon on kätketty taikuutta. Tästä yleisö innostuu ja kolikoita sataa pöydällä olevaan hattuun. Soiton jälkeen Wilberforce jakaa hatussa olleet rahat Yolandan kanssa ja he alkavat keskustelemaan. Wilberforce on kiertävä bardi ja hyvin tunnettu. Yolanda kertoo olevansa matkalla Pohjanmetsään, jonne myös Wilberforce on sattumalta suuntaamassa. Gilgamesh vaikuttaa olevan erittäin närkästynyt Wilberforcen ja Yolandan juttutuokiosta. Myös paikalla ollut kääpiö Peikonturma kuulee keskustelun ja koska Pohjanmetsässä on tunnetusti peikkoja, hän tarjoaa palveluksiaan. Ryhmä maksaa Peikonturvalle muutaman kultaran ja lupaavat antaa loput, kun ovat perillä. Seuraavana aamuna <text:span text:style-name="T1">pihalta kuuluu meteliä, joku tuntuu olevan vihainen jostain, mutta kuuluu myös naurua. </text:span><text:span text:style-name="T2">N</text:span><text:span text:style-name="T1">elikko ryntää pihalle. Naamalta punainen ihminen jahtaa luudalla taivaalla lentävää keijua, mutta keiju onnistuu väistämään joka huitaisun. Keiju ei tunnu oikein ymmärtävän mistä on kyse ja vaikuttaa olevan todella loukkaantunut moisesta husimisesta. Joku kertoo, että keiju oli taikonut kauppiaan hevoset näkymättömiksi ja kauppias oli säikähtänyt tästä. “</text:span><text:span text:style-name="T3">Mutta sinullahan on sinun hevosesi, <text:s/>lopeta nyt jo tuo” keiju virnuilee. Hiukan tukevalta kauppiaalta tuntuu olevan puhti jo hieman pois, mutta voimaa riittää silti huutamiseen. “Paholaisen sikiö sinä olet ja te naurajatkin sietäisitte joutua suoraan manalaan!”. </text:span><text:span text:style-name="T4">Yolanda tietää hyvin millainen luonne keijuilla on ja alkaa rauhoittelemaan kauppiasta. Ehkä johtuen Yolandan kauneudesta tai vain uupuneista voimista, kauppias lopulta rauhoittuu. Eräs kyläläinen antaa kauppiaalle ja keijulle kuparikolikon, koska oli niin huvittunut tilanteesta. </text:span><text:span text:style-name="T5">Keiju kiittää Yolandaa tilanteen rauhoittamisesta ja esittelee itsensä Trixxieksi </text:span><text:span text:style-name="T6">ja </text:span><text:span text:style-name="T7">sanoo “Te tunnutte huumorintajuisilta olennoilta, voinko liittyä seuraanne? </text:span><text:span text:style-name="T107">Olen varmasti hyödyllinen, osaan vaikka mitä, katsokaa tämä taikatemppu</text:span><text:span text:style-name="T7">” </text:span><text:span text:style-name="T107">(Vetää pussista pupun) “Osaan myös lentää, katsokaa!”</text:span><text:span text:style-name="T7">. </text:span><text:span text:style-name="T168">(Pupu loikkii pois). </text:span><text:span text:style-name="T7">Yolanda vaikuttaa hiukan vastahakoiselta, mutta Wilberforcen ja Gilgameshin mielestä tämä on hyvä idea. Viisikko lähtee tien päälle.</text:span></text:p>
      <text:p text:style-name="P14"/>
      <text:p text:style-name="P2">Luku 3</text:p>
      <text:p text:style-name="P14"/>
      <text:p text:style-name="P14">Alkumatka Pohjanmetsään sujuu hyvin, päivä on aurinkoinen eikä peikkojakaan näy. Toisen päivän yönä on kuitenkin syytä huolestua. Vahvivuorossa ollut Wilberforce huomaa pimeässä metsässä liikehdintää. Peläten pahinta hän herättää muun ryhmän ja vaikuttaa siltä, että tuntematon uhka on huomannut myös sankarimme. Kyseessä ei ole kuitenkaan onneksi peikkoja, vaan hiisiä, vaarallisia nekin. Puoli haltijat ja Gilgamesh onnistuvat harventamaan hiisiä jousillaan, eikä edes taikuutta tarvita. <text:span text:style-name="T16">Trixxie heittelee hiisiä tikoillaan ja luulee olevansa hyödyllinen. </text:span>Kun Peikonturma katkaisee suurimmalta hiideltä kaulan, jäljellä olevat lähtevät pakoon. Peikonturma ryntää raivoissaan perään, mutta lyhyistä jaloista johtuen ei saa ketään kiinni. Ehtii kuitenkin heittää vielä heittokirveen, joka ei osu. Tämän noudettuaan takaisin, hän palaa leiriin, jossa Yolanda kertoo hänelle, että moinen yksinryntäily ei ole kovin viisasta. Jo hiukan rauhoittunut kääpiö kyllä ymmärtää tämän, mutta taistelun tuoksinnassa näin voi käydä. Yolanda keittää kääpiölle rauhoittavaa teetä ja pian tämä onkin jo rauhallisessa unessa. Kolmantena päivänä tieltä löytyy peikonjälkiä, joita Peikonturma <text:soft-page-break/>lähtisi mielellään seuraamaan, mutta muut eivät tähän suostu. Peikonturma mököttää koko loppumatkan, <text:span text:style-name="T7">tai ainakin niin kauan kuin kestää juoda tuopillinen simaa</text:span>. Kohta metsäinen maasto muuttuu peltomaaksi, mutta jotain tuntuu olevan pielessä. Vilja näyttää kasvavan sairaalloisesti. Kylään päästessä paikalla olevat asukkaat vaikuttavat onnettomilta ja kertovat, että sato on alkanut viime vuosina vähenemään ja joka vuosi pilalle menneen pellon alue on kasvanut. Lisäksi lehmien maito on hapanta, nyt jopa kylän viereisten navettojen lehmillä. Tämän jälkeen tapahtui vielä kauheampaa, yksi kylän lapsista katosi ja muutama kylän miehistä lähti etsimään häntä, he eivät kuitenkaan palanneet. Yolanda aavistaa jotain ja kysyy, että missä suunnassa vilja alkoi pilaantumaan ensin. Kyläläiset osaavat kertoa, että idässä päin. <text:span text:style-name="T17">Trixxie yrittää </text:span><text:span text:style-name="T18">piristää kyläläisiä, </text:span><text:span text:style-name="T168">hän vetää pussistaan tälläkertaa oravan, joka kiipeää äkkiä läheiseen puuhun. Kyläläiset eivät ole kovin hämmästyneitä, onhan alueella muutoinkin paljon oravia.</text:span><text:span text:style-name="T17"> </text:span>Sankareidemme täytyy kuitenkin mennä nukkumaan pian, joten he kertovat kyläläisille menevänsä majataloon ja miettivänsä asiaa. Peikonturma ostaa ansaitsemillaan kolikoilla simaa, muutaman kopakon ja pienen tynnyrin mukaan. Hiukan humaltuneena hän kertoo muutamalle paikalla olevalle urotöistään. Wilberforce ja Yolanda soittavat musiikkia, mutta paikalla olevia tuntuu kiinnostavan Peikonturman jutut enemmän, asuuhan lähistöllä paljon vihattuja peikkojakin. Yolanda kertoo Wilbeforcelle ja Gilgameshille nyt epäilyistään, lähistöllä taitaa asua noita. Myös Wilberforce muistaa lukeneensa joskus noidista, mutta Yolandan tiedot ovat perusteellisempia. </text:p>
      <text:p text:style-name="P14"/>
      <text:p text:style-name="P2">Luku 4</text:p>
      <text:p text:style-name="P14"/>
      <text:p text:style-name="P14">Peikonturman olo on aamulla hiukan surkea, simaryyppy tuntuu kuitenkin kohentavan oloa hiukan. Hän tiedustelee muilta, että mihin he ovat suuntaavamassa seuraavaksi ja että tarvitaanko hänen palveluksiaan vielä. Tarvitaanhan niitä. He aloittavat matkan itää kohtu ja huomaavat, että pellot tuntuvat todellakin olevan sitä huonommassa kunnossa, mitä idemmäksi edetään. Pian peltomaa kuitenkin loppuu ja edessä on synkkä metsä. <text:span text:style-name="T169">Trixxie on ainut, johon metsän synkkyys ei vaikuta ja hän lauleskelee laulua. </text:span>Melkein heti metsään saavuttua, heidän kimppuunsa hyökkää kaksi peikkoa. <text:span text:style-name="T170">Sankarimme ampuvat niitä kohti useammankin nuolen, mutta ne</text:span> eivät <text:span text:style-name="T170">peikkoihi</text:span>n <text:span text:style-name="T170">oikein</text:span> tehoa. <text:s/><text:span text:style-name="T170">Muut väistelevät peikkoja ja Wilberforce onnistuu osumaan toiseen miekallaan, tehden vain vähän vahinkoa. </text:span>Peikonturma <text:span text:style-name="T170">kuitenkin</text:span> todistaa olevansa palkkansa arvoinen <text:span text:style-name="T170">ja pian toinen peikko on hengiltä. Trixxie on onnistunut suututtamaan jäljellä olevan peikon jutuillaan ja tämän keskittyessä huitomaan vinhasti ilmassa pyörivää Trixxietä, Peikonturma onnistuu lyömään myös viimeistä peikkoa kuolettavasti</text:span>. <text:span text:style-name="T171">Ensimäisen peikon raato on alkanut jo uusiutumaan, joten </text:span>Gilgamesh hävittää ruumiit tulella, jotta niistä ei sikisisi <text:span text:style-name="T171">enää </text:span>uusia peikkoja. Peikonturma ottaa voittonsa kunniaksi hiukan simaa ja säteilee ylpeydestä. Wilberforce ja Yolanda säveltävät laulun Peikonturman sankaruudesta, jo<text:span text:style-name="T167">n</text:span>ka sanat menevät näin.</text:p>
      <text:p text:style-name="P14"/>
      <text:p text:style-name="P14">Sankareita uhkaa peikot, juoksisivat pakoon heikot</text:p>
      <text:p text:style-name="P14">Mutta turha on kenenkään surra, kun paikalla on Peikonturma</text:p>
      <text:p text:style-name="P14">Pois päiviltä hoituu peikot, iloisia ovat mukana olevat veikot</text:p>
      <text:p text:style-name="P14">Ansainnut on simansa, ei onnistunut peikkojen ansa.</text:p>
      <text:p text:style-name="P14"/>
      <text:p text:style-name="P14">Leiri pystytetään hiukan kauemmaksi tiestä ja nuotiosta tehdään entistä suurempi. Peikot tunnetusti pelkäävät tulta. Matka jatkuu, seuraavaksi edessä on lisää peltomaata, jonka keskellä seisoo linnunpelätin. Tämän olkapäällä on korppi, joka lentää ryhmän yläpuolella kraakkuen “Menkää pois!”. Korpissa on jotain outoa, sen silmät hehkuvat punaisena. Urhoolliset sankarit eivät kuitenkaan moisesta linnusta välitä ja etenevät. Pian he kuitenkin huomaavat, että linnunpelättimen silmät hehkuvat myös ja tämä alkaa lähestymään ryhmää, ilkeän näköinen viikate valoa heijastaen. Kaikille tulee outo painajaismainen olo, mutta Wilberforce, Yolanda, Gilgamesh <text:span text:style-name="T167">ja Trixxie</text:span> pystyvät vastustamaan sitä. Urhea Peikonturma taas ei ota asiaa kuitenkaan kovin hyvin. Hän ottaa simaryyppyjä kovinkin tiuhaan, mutta huomattuaan ettei tämäkään auta, hän lähtee juoksemaan pakoon. Linnunpelätin ottaa osumaa nuolista, mutta Gilgameshin tuliloitsu viimeistelee moisen <text:soft-page-break/>kammotuksen. Kammotus näyttää päällisin puolin olevan rakennettu heinistä, jotka ovat nyt pahasti kärventyneet. Tarkemmin tutkiessa heinän sisältä löytyy kuitenkin luita. Ei niin urhea Peikonturma on kerännyt itsensä ja saapuu paikalle. Hän kysyy häpeissään, että ei kai hänestä kirjoiteta uutta laulua. Gilgamesh kuitenkin kertoo Peikonturmalle, että kyseessä on selkeästi pahaa taikuutta, jolloin on ymmärrettävää, että tälläistä voi tapahtua. Wilbeforce ja Yolanda nyökyttävät päätään hyväksyen. Peikonturma tuntuu piristyvän hiukan. </text:p>
      <text:p text:style-name="P14"/>
      <text:p text:style-name="P2">Luku 5 Noidan luo</text:p>
      <text:p text:style-name="P26"/>
      <text:p text:style-name="P16"><text:span text:style-name="T19">Pelto muuttuu taas metsäksi, pari punasilmäistä korppia vainoaa ryhmää ja Gilgamesh huomaa jossain vaiheessa, että korpeissa on muutakin outoa, niiden liha tuntuu olevan mädäntynyttä. Miten ne voivat edes lentää? Toinen korppi tipahtaa Yolandan nuolen osumasta, jolloin viimeinen korppi vetääntyy hiukan kauemmaksi. Pian eteen levittäytyy pelto-aukea, sen keskellä on pieni kaksikerroksinen mökki. Yläkerran ikkuna aukeaa ja vanha akka huutaa sieltä “KÄSKIN TEITÄ PYSYMÄÄN POISSA, OLEN KIIREINEN!”. Tämän jälkeen hän loitsii jotain ja mökin ympärille kasvaa sankka ruusupuska. Yllättäen viereiset puut alkavat liikkua. Yolanda alkaa rukoilemaan Mielikiltä, että puut rahoittuisivat. Pian puut jähmettyvät takaisin paikoilleen. Mutta miten päästä piikkipuskan ohitse? Yolandan voimat ehtyivät puiden rauhoittamiseen eikä Gilgameshilla ole enää voimia kuin heikompaan tuliloitsuun, mikä tekee vain vähän vahinkoa piikkiaidalle. Noita on varmasti vaarallinen, joten ryhmä perääntyy kauemmas mökistä. Korppi seuraa ryhmää taas, mutta tällä kertaa Gilgameshin nuoli tiputtaa sen alas. Toivottavasti noidalla ei ole enempää vakoojia metsässään. Ryhmä leiriintyy ja on aamulla taas voimissaan. Takaisin mökille mentäessä huomataan, että ruusuaita ympäröi mökkiä vieläkin, mutta täysissä voimissaan oleva Yolanda onnistuu loitsimaan puskaan aukon. Ryhmä astuu sisälle mökkiin. Sisätilat ovat kummastus, mökki on suurempi sisältä kuin pihalta. Tälläisessä taikuudella rakennetussa paikassa täytyy olla varovainen. Hopeanvärinen ihminen lähestyy ryhmää ja puhuu metallisella äänellä “Hei, olen Jeeves, hovimestari. Grimelda ei ota tänään vieraita vastaan, joten poistukaa!”. Wilberforce tiedustelee, että koska moinen tapaaminen olisi sitten mahdollista. “Grimelda ei ota koskaan vieraita vastaan. Poistukaa!”. Ryhmän epäröidessä miten tähän täytyy suhtautua peltimies etenee ryhmää päin sähköstä säkenöivät kädet ojossa. Ammutut nuolet kimpoavat pois peltimiehestä ja sisätilat ovat kuitenkin liian ahtaat, että tuliloitsuja kannattaisi käyttää. Peikonturman kirves onnistuu vain naarmuttamaan peltimiestä. Wilberforcella on onneksi mukana myös vasara, jolla pelti taipuu. Jeeves onnistuu kuitenkin koskemaan Wilberforceen toisella kädellään ja hän saa sähköiskun, joka sattuu ilkeästi ja lamauttaa hänet. Tällä aikaa Gilgamesh on napannut viereisellä pöydällä olleen veistoksen ja lyö tällä Jeevesiä osuen suoraan hänen päähänsä. Peltimiehen päästä sinkoaa kipinöitä, mutta hän onnistuu koskemaan myös Gilgameshia, joka älähtää kivusta ja lamaantuu myös. Peltimies kuitenkin tuntuu nyt olevan hiukan epäkunnossa sanoen “Anteeksi töykeyteni, mutta nyt minun täytyy lähteä kastelemaan kukkia”. Hän katoaa viereiseen huoneeseen ja hakee kastelukannun alkaen kastella aulassa olevaa kukkaa. Tämän jälkeen hän hakee lisää vettä ja kastelee samaa kukkaa. Tämä toistuu useamman kerran ja pian lattia lainehtii vedestä. Wilberforce ja Gilgamesh ovat vielä hetken lamaantuneita, mutta toipuvat pian. Ainakaan noitaa ei näy missään, ehkä on turvallista tutkia koko mökki, jos sitä voi siksi kutsua. Alakerrassa on aulan lisäksi ruokasali, lukusali ja keittiö. Keittiössä on häkki, missä on pullea poika. Yolanda avaa häkin ja poika pääsee ulos kiitäen Yolandaa. Wilberforce kysyy pojalta tämän nimeä ja että mitä hän tietää noidasta. Poika vastaa <text:s/>“Olen Henkseli. Noidan nimi on Grimelda ja hän on todella mukava. Laittoi minut häkkiin turvaan, ettei paha peltimies vahingoita minua ja hän ruokkii minua tosi hyvin, pekonia, pullaa ja muitakin herkkuja joka päivä. Kaipaan kyllä kotiin, mutta kotona oli yleensä ruuaksi vain perunoita, kaalia ja hyvin vähän lihaa. Kun paha peltimies ei ole paikalla, hän kävelee kanssani pihalla ja laittaa minut takaisin häkkiin turvaan, ennenkuin paha peltimies palaa”. Yolanda yrittää selittää lapselle asioiden todellisen laidan, mutta hän ei tunnu uskovan. Wilberforce kertoo Henkselille että peltimies ei voi vahingoittaa enää ketään, vaikuttaa että kastunut peltimies on saanut lopullisen oikosulun. Iloinen Henkseli tuntuu nyt luottavan sankareihimme enemmän ja </text:span><text:soft-page-break/><text:span text:style-name="T19">viimeistään Yolandan antama hunaja-makeinen viimeistelee homman. Päätetään leikkiä kuurupiiloa ja kaikkien pitää mennä parhaimpaan mahdolliseen piiloon, joka alakerrasta löytyy ja pysyä siellä kunnes hänet löydetään. Gilgamesh on ensimäinen etsijä ja hänen laskiessaan muut menevät piiloon, Henkseli löysikin mainion piilon, nimittäin ruokakomeron. Täältä häntä ei varmasti löydetä ja samalla voi syödä. Gilgamesh löytää nopsaan Yolandan kukkaruukun taakaa ja Wilberforcen pöydän alta, mutta Henkselin piilo on liian hyvä. Ryhmä päättää etsiä Henkseliä kellarista. Näköjään noidalla on kattava viinikellari ja suuri ruokavarasto. Hiukan syvemmälle mentäessä löytyy vankityrmä, joka on kuitenkin tyhjä. Löytyy suuri lukittu ovi, Gilgamesh murtaa lukon taikuudella ja oven takaa paljastuu suuri huone, missä tonttu istuu pöydän ääressä kaikenlaisien kummallisien vekottimien keskellä. Tonttu säikähtää “Ei taas...”, mutta huomatessaan ketkä astuivat sisälle hän rauhoittuu. “Keitä te olette?” kysyy tonttu. Ryhmä esittelee itsensä ja kertoo millä asialla ovat. Tonttu huokaisee helpotuksesta ja kertoo olevansa Hubert. Wilberforce tunnistaa nimen, kyseessä on kuuluisa keksijä, joka katosi jo jokunen vuosi sitten. Hän on suunnitellut ihmeellisen höyryä puhkuvan koneen, joka on käytössä kääpiöiden valtakunnassa. “Sinua on kaivattu kauan tasavallassa.” Wilberforce kertoo. “Sinne minäkin halajan takaisin, Grimelda on pakottanut minut rakentamaan tuliaseita jo pitkään, mikä alkaa käymään todella tylsäksi”. “Tuliaseita? Tarkoitatko leimuavaa miekkaa?”. “Ei, tämä on hiukan eri juttu, voin esittää myöhemin, kova pamaus houkuttelee Grimeldan varmasti tänne. Miten te muuten edes pääsitte tänne?`”. “Mielikin avulla” kertoo Yolanda. “Ai hän on siis todellinen, metsän jumalattaren valta ei kaupunkeih</text:span><text:span text:style-name="T20">in missä olen varttunut </text:span><text:span text:style-name="T19">ulotu.” - Hubert “Mutta metsässä hänen voimansa on sitäkin suurempi ja uskonpa että hän on mahtava myös kaupungissa.”. <text:s/></text:span><text:span text:style-name="T28">Kellarin kummitus ….</text:span></text:p>
      <text:p text:style-name="P44"><text:span text:style-name="T21">Takaisin yläkertaan mentäessä Hubert huomaa rikkinäisen peltimiehen “Voi ei, se on rikki!”. Peltimies oli Hubertin luomus ja ainutlaatuinen, toista samanlaista on vähintäänkin hyvin vaikeaa luoda. Hubert avaa peltimiehen selässä olevan luukun ja huokaisee helpotuksesta “Ainakin voimakristalli on ehjä, ehkä tämän voi vielä korjata.”. Ruokakomerosta kuuluu mussutusta, Henkseli on vieläkin piilossa. </text:span><text:span text:style-name="T22">Yläkerrassa</text:span><text:span text:style-name="T21"> vastaan tulee Grimelda luudalla lentäen. “</text:span><text:span text:style-name="T22">KESKEYTITTE RITUAALINI, VOIN YRITTÄÄ SITÄ VASTA VIIKKOJEN PÄÄSTÄ UUDELLEEN.” hän sanoo narisevalla äänellä. </text:span><text:span text:style-name="T23">Noita lentelee vimmatusti luudallaan huutaen kirkouksia, Yolanda tunnistaa vaikutuksen heti ja myös Wilberforce </text:span><text:span text:style-name="T24">sekä</text:span><text:span text:style-name="T23"> Gilgamesh aistivat jotain olevan pielessä. </text:span><text:span text:style-name="T27">Tämän jälkeen hän loitsii aulassa olevat haarniskat henkiin. </text:span><text:span text:style-name="T25">Gilgamesh onnistuu osumaan noitaan nuolella ja Peikonturman heittokirves hipaisee noitaa myös. </text:span><text:span text:style-name="T26">Grimelda ymmärtää, että taistelussa voi käydä huonosti, joten hän </text:span><text:span text:style-name="T50">yrittää l</text:span><text:span text:style-name="T26">entää ulos avoimesta ikkunasta “KUULETTE MINUSTA VIELÄ!”. </text:span><text:span text:style-name="T50">Noita on kuitenkin ehkä lihonut hiukan viime kerrasta, kun lentänyt samaisesta ikkunasta ja jääkin nolosti jumiin ikkunan karmiin. </text:span><text:span text:style-name="T51">Hän loitsii itseään pienemmäksi ja onnistuukin, mutta ilo tästä jää lyhyeksi, koska Gilgamesh nappaa nyt Trixxien kokoisen noidan tiukkaan otteeseen. </text:span><text:span text:style-name="T52">Noita yrittää kirota Gilgameshiä, mutta kirousyritys päätyy surkeaan pieraisuun Gilgameshin puristaessa noitaa. </text:span><text:span text:style-name="T53">Tällä aikaa e</text:span><text:span text:style-name="T29">lävät haarniskat tuottavat hiukan harmia </text:span><text:span text:style-name="T53">muille</text:span><text:span text:style-name="T29">, jälleen kerran teräaseista ei ole paljoa hyötyä ja Peikonturma saa pahan näköisen haavan käteensä. Yolanda kuitenkin pystyy parantamaan tämän. </text:span><text:span text:style-name="T53">Ja pian haarniskat lojuvat lommoilla lattialla pahan voiman kadotessa niiden sisältä. </text:span><text:span text:style-name="T54">Nyt täytyy keksiä mitä noidalle tehdään, pieni mutta pippurinen noita ei nimittäin näytä luovuttavan sitten millään. </text:span><text:span text:style-name="T55">Trixxie lausuu loitsun, joka estää taikoja </text:span><text:span text:style-name="T56">ja noita päätetään viedä Pohjanmetsän kylään tuomiolle. </text:span><text:span text:style-name="T57">Noita kasvaa oitis oikeaan kokoonsa ja hänen kätensä sidotaan ja suu tukitaan, jottei hän vahingossakaan pääse lausumaan kirouksiaan. </text:span><text:span text:style-name="T58">Ala-kertaan mentäessä Henkseli “löydetään” viimein piilostaan. “Olipas sinulla hyvä piilo!” Gilgamesh sanoo Henkselille. </text:span><text:span text:style-name="T59">Henkseli näyttää iloiselta ja röyhtäisee. “Miksi olette sitoneet Grimeldan?” hän kysyy. </text:span><text:span text:style-name="T60">Yolanda poistaa noidan suukapulan hetkeksi ja noita huutaa “OLISINPA SYÖNYT SINUT!”. Suu tukitaan uusiksi ja Yolanda kysyy loukkaantuneen näköiseltä Henkseliltä, että “Vieläkö uskot että Grimelda oli oikeasti ystäväsi?”. </text:span><text:span text:style-name="T61">Henkseli tuntuu tajuavan kuinka lähellä hänen henkensä menettäminen on ollut. </text:span><text:span text:style-name="T62">Ennen lähtöä Pohjanmetsään peltimies pakataan muulin kyytiin, aikomuksena korjata se myöhemin. </text:span><text:span text:style-name="T63">Huber</text:span><text:span text:style-name="T64">t</text:span><text:span text:style-name="T63"> esittelee myös vihdoin miten tuliase toimii. </text:span><text:span text:style-name="T65">Onttoon putkeen pakataan jauhetta, mitä hän kutsuu ruudiksi, tämän päälle laitetaan kuula. Putken seinämässä olevaan reikään asetetaan tulilanka, joka sitten sytytetään palamaan. Hetken päästä </text:span><text:soft-page-break/><text:span text:style-name="T65">kuuluu pamaus, jota kaikki paitsi Huber säikähtävät ja kuula lentää osuen puuhun </text:span><text:span text:style-name="T66">tehden siihen reiän</text:span><text:span text:style-name="T65">. “</text:span><text:span text:style-name="T67">Vai että tälläinen ase, liekö käytännöllinen?” Wilberforce pohtii. “</text:span><text:span text:style-name="T68">Niin, onhan tämä hiukan hidas käyttää, mutta tekee reiän hiukan paksumaankin panssariin. Olen rakentanut näitä pari sataa kappaletta noidan vankina ollessani, mutta en tiedä minne ne ovat päätyneet”.</text:span></text:p>
      <text:p text:style-name="P26"/>
      <text:p text:style-name="P26"/>
      <text:p text:style-name="P26"/>
      <text:p text:style-name="P26"/>
      <text:p text:style-name="P26">MITÄ TAPAHTUU NOIDAN MÖKISSÄ???? </text:p>
      <text:p text:style-name="P26"/>
      <text:p text:style-name="P26">Linnunpelätti, noidan mökki, elävät puut ja ruusuaita. Hovimestari, noita ja tonttu.</text:p>
      <text:p text:style-name="P14"/>
      <text:p text:style-name="P14"/>
      <text:p text:style-name="P14">Wilberforce ja Yolanda säveltävät laulun Peikonturmasta.</text:p>
      <text:p text:style-name="P14"/>
      <text:p text:style-name="P14">Ei linnunpelätintä pelkää, antaa sille selkään</text:p>
      <text:p text:style-name="P14">-</text:p>
      <text:p text:style-name="P14">'-'</text:p>
      <text:p text:style-name="P26">mutta ennen kuin rukous on valmis, yksi puista nappaa Peikonturman ja hän menettää henkensä</text:p>
      <text:p text:style-name="P14"/>
      <text:p text:style-name="P8">Vedensyvä</text:p>
      <text:p text:style-name="P8"/>
      <text:p text:style-name="P18"><text:span text:style-name="T30">Sankarimme pääsevät vihdoin Vedensyvään, Tasavallan pääkaupunkiin. </text:span><text:span text:style-name="T31">Jopa Wilberforcen mielestä näky on henkeä salpaava, vaikka hän on</text:span><text:span text:style-name="T32">kin</text:span><text:span text:style-name="T31"> käynyt kaupungissa aikaisemminkin. </text:span><text:span text:style-name="T33">Yolandalle ja Gilgameshille jopa shokki. </text:span><text:span text:style-name="T34">Korkeimmat tornit ylettyvät yhtä korkealle, kuin Korkeametsän korkeimmat puut. “</text:span><text:span text:style-name="T35">Kuinka kivestä voi rakentaa jotain näin korkeaa, eikö kukaan pelkää, että tornit kaatuvat?” Gilgamesh kysyy. “</text:span><text:span text:style-name="T36">Eivätkö metsähaltijat pelkää, että puut kaatuvat?” Wilberforce naurahtaa. </text:span><text:span text:style-name="T37">Gilgamesh tuntuu ottavan tämän henkilökohtaisena loukkauksena “</text:span><text:span text:style-name="T38">Puilla on syvät juure, minkälaiset juuret kivenmurikoilla ovat?”. Riita kuitenkin</text:span><text:span text:style-name="T37"> unohtuu nopeasti, sillä Trixxie on keksinyt jotain. </text:span><text:span text:style-name="T39">Hän on loitsinut kadulle illuusion </text:span><text:span text:style-name="T40">kultakolikosta</text:span><text:span text:style-name="T41">. “Voi ei taas” Yolanda huokaisee. </text:span><text:span text:style-name="T42">Kultakolik</text:span><text:span text:style-name="T40">ko</text:span><text:span text:style-name="T42"> ovat jo kiinnittäneet jonkun huomion, mutta juuri kun hän on poimimassa kolik</text:span><text:span text:style-name="T40">koa</text:span><text:span text:style-name="T42">, </text:span><text:span text:style-name="T40">se</text:span><text:span text:style-name="T42"> liikkuukin yhtäkkiä kauemmas. </text:span><text:span text:style-name="T43">Trixxietä naurattaa ja pieni hymy nousee myös muiden kasvoille. </text:span><text:span text:style-name="T44">Kolikonpoimijaa ei kuitenkaan huvita, hän yrittää poimia kolikkoa vielä pari kertaa, kolikon ja se siirtyy aina kauemmas. Kiroillen kolikonpoimija lähtee pois.</text:span></text:p>
      <text:p text:style-name="P2"/>
      <text:p text:style-name="P28">Tori, mustalaiseukko. <text:span text:style-name="T74">Cassandra ja </text:span><text:span text:style-name="T73">Yojimbo.</text:span></text:p>
      <text:p text:style-name="P28"/>
      <text:p text:style-name="P9">Nauravan hiiden taverna</text:p>
      <text:p text:style-name="P28">Taverna on täynnä väkeä, tänään esiintyy maankuulu bardi Cassandra. Hän on todellakin lahjakas</text:p>
      <text:p text:style-name="P28">muusikko, mutta hänen lauluäänensä on vielä soittoansakin parempi. Esiintymisen jälkeen yleisö</text:p>
      <text:p text:style-name="P28">tungeksii hänen lähelleen, kaikki haluaisivat jutella hänen kanssaan ja pyytääpä joku hänen</text:p>
      <text:p text:style-name="P22">nimikirjoitustaankin. Wilberforce huomaa kummallisen varjon liikkuvan Cassandraa kohti, tässä on jotain epäluonnollista, se tuskin on nimikirjoitusta vailla. Aavistaen asian laidan hän liikkuu kohti varjoa ja ollessaan ihan sen vieressä aavistus osoittautui oikeaksi. Varjo materialisoituu fyysiseksi hahmoksi, tummaan huppuun pukeutuneeseen ihmishahmoksi. Tämä yrittää iskeä Cassandraa obsidiaanin mustalla veitsellä, mutta Wilberforce on valppaana ja tönäisee salamurhaajaa, jolloin hyökkäys ei osu. Nyt myös muut tajuavat mitä on tapahtumassa. Salamurhaaja kiroaa ja lausuu nopeasti loitsun, muuttuen takaisin usvaksi ja leijuu pois.</text:p>
      <text:p text:style-name="P28"/>
      <text:p text:style-name="P28">Tori, mustalaiseukko. Cassandra ja Yojimbo.</text:p>
      <text:p text:style-name="P28"/>
      <text:p text:style-name="P10">Lordien puheille</text:p>
      <text:p text:style-name="P10"><text:soft-page-break/></text:p>
      <text:p text:style-name="P29">Välit tasavallan ja keisarikunnan välillä ovat kiristyneet. <text:span text:style-name="T95">Koska olette lahjakkaita bardeja, olisi se hyvä peite sille, että käytte tutkimassa kuinka todellinen sodan uhka on.</text:span></text:p>
      <text:p text:style-name="P3"/>
      <text:p text:style-name="P2">Tontun Paja</text:p>
      <text:p text:style-name="P2"/>
      <text:p text:style-name="P27">Herbert ei ole kertaakaan näyttänyt näin iloiselta kun hän pääsi takaisin pajalleen. Hän esittelee muille keksintöjään, joista suurin osa kuitenkin tuntuu olevan jokseenkin käyttökelvottomia, mutta onpa joukossa muutama todella nerokaskin idea. <text:span text:style-name="T70">Hän käynnistää kummallisen höyry</text:span><text:span text:style-name="T82">ä</text:span><text:span text:style-name="T70"> puhkuvan aparaatin. Hän kutsuu tätä h</text:span><text:span text:style-name="T69">öyrykoneen prototyyp</text:span><text:span text:style-name="T70">iksi ja se </text:span><text:span text:style-name="T69"><text:s/>toimii vieläkin. “</text:span><text:span text:style-name="T71">Mikä tälläisen keksinnön tarkoitus on?” Gilgamesh kysyy. Hubert kertoo, että sillä voisi vaikka vetää hevosen sijasta vaunua tai johonkin muuhun työhön, joka vaatii lihasta. “</text:span><text:span text:style-name="T72">Yritin myydä tätä tasavallalle, ideana että kahden kaupungin väliin rakennettaisiin rata, jota pitkin ihmiset pääsisivät kulkemaan. He eivät kuitenkaan kiinnostuneet ideasta, mutta Kaivannon kääpiöt innostuivat.”.</text:span></text:p>
      <text:p text:style-name="P14"/>
      <text:p text:style-name="P6">Vuorenjuuri</text:p>
      <text:p text:style-name="P31"/>
      <text:p text:style-name="P34">Vuorenjuurta hallitsee Tiberiux, joka on taitava taistelija, seppä ja myös pappi. <text:span text:style-name="T83">Hän kertoo kääpiöklaaneista. Vuorenjuuressa asuvat vuorikääpiöt ovat hyvää ja lainkuuliaista sakkia. He ovat taitavia seppiä sekä kaivosmiehiä. Kaikki osaavat taistella myös urheasti jos tarve. Rauhaa rakastavat vuorikääpiöt eivät kuitenkaan sodi, ellei ole ihan pakko. </text:span><text:span text:style-name="T86">Tasavallan alueella ja muuallakin elävät mäenkääpiöt ovat kirjavampaa porukkaa, </text:span><text:span text:style-name="T87">heiltäkin löytyy seppiä, mutta he eivät ole niin kiinnostuneita kaivoksista. Onpa heillä jopa ammatteja, joihin vuorenkääpiö ei koskaan ryhtyisi. Kiinnostavin seikka mäenkääpiöissä on se, että he ovat erinomaisia oluen panijoita. Sitten ovat syvänkääpiöt. Vaikka vuorenkääpiöt rakastavat louhimista, heidän mielestään syvänkääpiöt ovat vieneet louhimisen liian pitkälle. </text:span><text:span text:style-name="T88">Lisäksi syvänkääpiöt käyttävät kaivoksillaan orjia ja ovat muutenkin pahansisuisia. </text:span><text:span text:style-name="T89">Vuorikääpiöt elävät kuitenkin sovussa muiden kääpiöiden kanssa ja käyvät kauppaa jopa syvänkääpiöiden kanssa, laskevat heidät kuitenkin serkuikseen. </text:span><text:span text:style-name="T162">Tämän kerrottuaan hän säikähtää, “Mihin signettisormukseni katosi?”. </text:span><text:span text:style-name="T163">Trixxie tunnustaa heti “Ai tämä kultainen sormus missä hieno rubiini? Lainasin sitä, tässä saat sen takaisin”. </text:span><text:span text:style-name="T164">Tiberiuxin ilme on hetken ankara, mutta pian hän leppyy. “Keijun pahimus, olisi pitänyt arvata, kuinkahan monta ‘lainattua’ esinettä sinulla on säkissäsi?”. “Niin, tämä ei ole ensimäinen kerta kun olet ‘lainannut’ jotain.”. </text:span><text:span text:style-name="T165">Trixxie kaataa säkkinsä sisällön pöydälle ja kaikki hämmästyvät, “Miten noin pieneen säkkiin voi mahtua noin paljon tavaroita?” Yolanda kysyy? “Se on taikasäkki tietenkin.” Trixxie vastaa. </text:span><text:span text:style-name="T166">Pöydällä on mitä kummallisempia esineitä, kuten vaaka, lukko jossa ei ole avainta, papin pyhä symboli, useita sormuksia ja kaikenlaisia hyödyllisiä sekä vähemmän hyödyllisiä esineitä. Suurin yhdistävä tekijä valikoimalla on se, että esineet ovat aika nättejä. “Koskas ajattelit palauttaa nämä?” Tiberiux kysyy. “Niin, nämä vain unohtuivat tänne, tarkoitus oli palauttaa jo aikaisemmin, mutta en ole tavannut näiden omistajia aikoihin ja jos totta puhutaan, en edes muista keneneltä olen mitäkin lainannut.”.</text:span></text:p>
      <text:p text:style-name="P14"/>
      <text:p text:style-name="P5">Kaivanto</text:p>
      <text:p text:style-name="P30"/>
      <text:p text:style-name="P17"><text:span text:style-name="T85">Ensinäkymä Kaivannosta, </text:span><text:span text:style-name="T84">syvä</text:span><text:span text:style-name="T85">kääpiöiden kaupungista on järkyttävä. Vuorien väliin on kaivettu valtava kuoppa, jonka reunoilla kiertyy spiraalimaisesti tie sen pohjaa kohti. Pohjaa ei kuitenkaan näe, koska siellä leijuu punahehkuista savua. </text:span><text:span text:style-name="T10">Tien reunat ovat täynnä ovia jotka varmasti johtavat </text:span><text:span text:style-name="T11">kääpiöiden asumuksiin, mutta </text:span><text:span text:style-name="T10">myös ties kuinka syvälle maan alle. </text:span><text:span text:style-name="T11">Pohjalle johtaa myös höyryvoimalla kulkeva hissi “Oi, kunpa en olisi keksinyt edes koko höyrykonetta” Hubert voivottelee. Yolanda lohduttaa “Tarkoituksesi olivat kuitenkin varmasti hyvät, ethän sinä mitään pahaa tarkoittanut”. Hubert huokaisee helpotuksesta “Niin.”. </text:span><text:span text:style-name="T12">Wilberforce sanoo Trixxielle “Tämä on sitten täysin väärä paikka kepposille, lupaa ettet tee mitään typerää!”. Trixxie tuntuu itsekin </text:span><text:soft-page-break/><text:span text:style-name="T12">tajuavan asian laidan. </text:span><text:span text:style-name="T13">“Tämä paikka on epäluonnollinen, tunne</text:span><text:span text:style-name="T134">n vain heikon</text:span><text:span text:style-name="T13"> yhtey</text:span><text:span text:style-name="T134">den</text:span><text:span text:style-name="T13"> Mielikkiin täällä.”, </text:span><text:span text:style-name="T14">Yolanda kertoo.</text:span></text:p>
      <text:p text:style-name="P14"/>
      <text:p text:style-name="P14"/>
      <text:p text:style-name="P7">Keisarikunta</text:p>
      <text:p text:style-name="P14"/>
      <text:p text:style-name="P37">Keisarikunnan rajalla ollut metsä on kaadettu kokonaan. Siellä eivät enää linnut laula eivätkä oravat kirmaa. Metsän druidin kohtalo on myös varmaan ollut karu. “<text:span text:style-name="T159">Voi tätä surua, en henno kertoa tätä Äitikullalle, hän ei varmasti kestä tälläistä tragediaa.” Yolanda pohtii kyynel silmänkulmassa. </text:span><text:span text:style-name="T160">Gilgamesh on täysin raivoissaan “Eivät jättäneet edes yhtä puuta!”. </text:span><text:span text:style-name="T172">Jopa yleensä iloinen Trixxie on surullinen, mutta suureksi osaksi sen takia, koska muut ovat niin murheellisia. </text:span><text:span text:style-name="T175">Pian ryhmää lähestyy Keisarillinen partio ratsain, heidän johtajansa sanoo “Mitäs meillä on täällä? Muut olette kyllä tervetulleita, mutta tuo tontun rumilus saa mennä takaisin sinne mistä tulikin”.</text:span></text:p>
      <text:p text:style-name="P14"/>
      <text:p text:style-name="P33">Koska tontut eivät ole tervetulleita keisarikuntaan, Hubert naamioidaan kääpiöksi. Naamio kruunaa Trixxien suurennusloitsu, Hubert ei enää näytä niin hintelältä vaan kohtuullisen pitkältä kääpiöltä. <text:span text:style-name="T75">Loitsun pitäisi kestää iltaan asti, jolloin päästään majatalon huoneeseen.</text:span></text:p>
      <text:p text:style-name="P14"/>
      <text:p text:style-name="P19"><text:span text:style-name="T15">Keisarikunnan ovat rasistisia muita rotuja kohtaan, mutta suvaitsevat hiukan kääpiöitä ja kaupunkihaltijoita, tämäkin suurilta osin kaupankäynnin takia. Jostain syystä he vihaavat </text:span><text:span text:style-name="T76">erityisesti </text:span><text:span text:style-name="T15">tonttuja, niitä ei valtakuntaan päästetä. </text:span><text:span text:style-name="T96">Huomattavan monella keisarikunnan upseeristossa tuntuu olevan tuliase, tämä on huolestuttavaa sillä tälläinen tulivoima alkaa vetämään vertoja jo voimakkaammallekkin velholle. </text:span><text:span text:style-name="T161">Satamassa metsän kohtalo käy ilmeiseksi, se on täynnä suuria kaljuunoita, ehkä jopa suurimpia lohikäärmeitä suurimpia. </text:span><text:span text:style-name="T173">Osuvasti suuriman laivan nokkakoristeena on lohikäärme, kun muihin on veistetty neitosia. “</text:span><text:span text:style-name="T174">Mihin ihmeeseen he tarvitsevat näin suuren laivaston?” </text:span></text:p>
      <text:p text:style-name="P32"/>
      <text:p text:style-name="P13">Aarnikotkan ritarit</text:p>
      <text:p text:style-name="P13"/>
      <text:p text:style-name="P23"><text:span text:style-name="T45">Harmaaseen kaapuun pukeutunut hahmo lähestyy ryhmää, hupun alta näkyy erittäen komean nuoren miehen kasvot. </text:span><text:span text:style-name="T46">Hän pyytää ryhmää </text:span><text:span text:style-name="T47">saapumaan seuraavana päivänä</text:span><text:span text:style-name="T48"> Aarnikotkan ritareiden linnaan. <text:s/></text:span><text:span text:style-name="T47">Linnaan päästyään sankarimme kohtaavat eilisen miehen nyt k</text:span><text:span text:style-name="T45">iiltävään panssariin pukeutun</text:span><text:span text:style-name="T47">eena. Hän kertoo, että Keisarikuntaa on jo hetken piinannut kumma vitsaus. Alueen hautoja on ryöstetty, jopa itse ruumiit ovat kadonneet. Itsensä Keisarin kaarti on tätä vitsausta tutkinut, mutta ei ole siinä onnistunut. </text:span><text:span text:style-name="T49">Aarnikotkan ritarit eivät voi astua Keisarin kaartin jäsenten varpaiden päälle tässä asiassa, mutta ehkäpä kolmas osapuoli onnistuisi saamaan jotain selville.</text:span></text:p>
      <text:p text:style-name="P14"/>
      <text:p text:style-name="P2">Luku x Keisarin uudet vaatteet</text:p>
      <text:p text:style-name="P14"/>
      <text:p text:style-name="P32"/>
      <text:p text:style-name="P32"/>
      <text:p text:style-name="P19"><text:span text:style-name="T15">Keisari pitää puheen kansalle, se sisältää vihapuhetta muita rotuja kohtaan ja höpinää keisarikunnan ihmisten ylivoimaisuudesta, lopun kruunaa aito itsekehu keisarin kaikkivoipaisuudesta. Wilberforce ja Yolanda voivat sisäisesti pahoin, mutta Hubert vaikuttaa olevan kauhuissaan. </text:span><text:s/>“<text:span text:style-name="T8">Miksi kaikki hurraavat tuolle luurangolle, </text:span><text:span text:style-name="T9">se</text:span><text:span text:style-name="T8">hän on ihan kauhea?”. </text:span><text:span text:style-name="T76">Hubert</text:span><text:span text:style-name="T8"> paljastaa totuuden keisarista, hän </text:span><text:span text:style-name="T76">ei olekkaan ihminen, tai ainakaan elävä sellainen</text:span><text:span text:style-name="T8">. </text:span><text:span text:style-name="T76">Muut ihmettelevät mitä Hubert </text:span><text:span text:style-name="T77">höp</text:span><text:span text:style-name="T76">isee, mutta Wilberforce tajuaa asian heti, </text:span><text:span text:style-name="T77">tontuilla on luontainen kyky havaita illuusioita ja hän varmaankin näkee keisarin sen näköisenä, kuin hän todellisuudessa on. </text:span><text:span text:style-name="T78">Asia täytyy kuitenkin varmistaa, Wilberforce kysyy </text:span><text:span text:style-name="T79">muilta</text:span><text:span text:style-name="T78"> onko h</text:span><text:span text:style-name="T79">eidä</text:span><text:span text:style-name="T78">n taika valikoimassaan loitsua, jolla näkisi illuusioiden läpi. </text:span><text:span text:style-name="T79">Yolanda ja Gilgamesh vastaavat ei, mutta </text:span><text:span text:style-name="T78">Trixxie </text:span><text:span text:style-name="T79">on jo toimessa ja alkaa </text:span><text:span text:style-name="T78">loitsi</text:span><text:span text:style-name="T79">maan. Hän</text:span><text:span text:style-name="T78"> säikähtää, keisari todellakin näyttää luurangolta. </text:span><text:span text:style-name="T80">Voisiko moisen illuusion poistaa, jotta kansa näkisi keisarin </text:span><text:soft-page-break/><text:span text:style-name="T80">valeasun läpi? Gilgamesh on tietoinen tälläisestä loitsusta ja osaisi varmaan lausuakin sen, mutta hänen loitsukirjassaan sellaista ei ole. </text:span><text:span text:style-name="T81">Loitsu saattaisi löytyä Syväveden kirjastosta.</text:span></text:p>
      <text:p text:style-name="P19"/>
      <text:p text:style-name="P11">Syvävesi II</text:p>
      <text:p text:style-name="P36"/>
      <text:p text:style-name="P36">Uutiset keisarikunnasta otetaan vastaan huolestunein ilmein. <text:span text:style-name="T97">On jo jonkin aikaa epäilty, että keisarikunnan alueella olisi nekromanceri, mutta että itse keisari. Lisäksi uutiset tuliaseiden yleisyydestä huolestuttavat. Tasavallalla on kyllä joitain tuliaseita ja kyky valmistaa lisää, mutta ruutiin tarvittavaa rikkiä ei ole juuri nimeksikään. </text:span><text:span text:style-name="T98">Ryhmä päätetään lähettää vaaralliselle tehtävälle Lohikäärmevuorelle, tarkoituksena ostaa rikkiä sieltä. </text:span><text:span text:style-name="T99">Syväveden kirjastosta löytyy kuin löytyykin loitsukäärö, jolla purkaa illuusio. Gilgameshilta menee päivä opetella uusi loitsu ja Wilberforcelle annetaan mukaan käärö, josta hän voi tarvittaessa myös lukea loitsun. </text:span><text:span text:style-name="T100">Kääröt siis tuhoutuvat käytön jälkeen.</text:span></text:p>
      <text:p text:style-name="P19"/>
      <text:p text:style-name="P4">Lohikäärmevuori</text:p>
      <text:p text:style-name="P19"/>
      <text:p text:style-name="P25"><text:span text:style-name="T140">Matkaan Lohikäärmevuorelle lähdetään Hubertin kuumailmapallolla. Tämä kumma kapistus koostuu matkustuskorista, joka on kiinnitetty suureen palloon. Pallon alapuolella on varta vasten tätä tarkoitusta kehitetty laite, joka lämmittää palloa, jolloin se nousee ylöspäin. </text:span><text:span text:style-name="T158">Korissa on myös pieni höyrykone, joka pyörittää kyljessä olevaa propellia. Tätä käytetään pallon ohjaamiseen. </text:span><text:span text:style-name="T140">“</text:span><text:span text:style-name="T141">Mitä taikuutta tämä on?” Gilgamesh kysyy. Hubert pitää lyhyen luennon aiheesta ja muut ainakin nyökkäilevät ymmärtäneensä. </text:span><text:span text:style-name="T153">Jostain kumman syystä muut paitsi Wilberforce ovat haluttomia nousemaan laitteen kyytiin, joten testi lento lienee paikallaan. Hubert ja Wilberforce nousevat koriin ja Hubert laittaa lämmitinaparaatin päälle. Hetken lämmittelyn jälkeen pallo koreineen nousee kuin nouseekin ilmaan. Wilberforce katuu jo rohkeuttaan, mutta rauhoittuu hetken päästä, hän katsoo alaspäin ja huutaa “Oi kuinka pieniä te olettekaan, melkein kuin muurahaisia katsoisi”. </text:span><text:span text:style-name="T157">Tässä vaiheessa Trixxie lentää myös palloon ja istuu korin reunalle “Ensimäinen kerta kun lennän ilman siipiäni, onpa jännää.”. </text:span><text:span text:style-name="T153">“</text:span><text:span text:style-name="T154">Laite näyttää kyllä lentävän, mutta voiko sillä myös laskeutua?” Yolanda huutaa. “</text:span><text:span text:style-name="T155">Tottakai!” Hubert tokaisee. </text:span><text:span text:style-name="T156">Hän säätää lämmitysaparaattia pienemmälle ja pallo laskeutuu hiljalleen. </text:span><text:span text:style-name="T142">Koska kuumailmapallo pystyy kantamaan vain rajallisen määrän, </text:span><text:span text:style-name="T143">osa varusteista täytyy jättää hänen pajalleen</text:span><text:span text:style-name="T142">. </text:span></text:p>
      <text:p text:style-name="P38"/>
      <text:p text:style-name="P24"><text:span text:style-name="T149">Vuoren huippu näkyy jo kaukaa, se nousee pilvien yläpuolelle ja savuaa hiukan. Varmaankin lohikäärme hönkii siellä, tuumii Gilgamesh. </text:span><text:span text:style-name="T144">Kaikki yrittävät näyttää todella urheilta. </text:span><text:span text:style-name="T145">Trixxie huomaa maanpinnalla jouko hiisiä ja hänen naamalleen tulee ilkikurinen ilme. Hän loitsii liukastusloitsun, jolloin osa hiisistä kaatuu maahan. Jotkut heistä yrittävät osua ilmapalloon varsijousillaan, mutta eivät osu. </text:span><text:span text:style-name="T146">Trixxie huutelee maahan törkeyksiä, mutta yhtäkkiä puiden katveesta paljastuu iso peikko, jolla on ihmisen kokoinen varsijousi. Hän ampuu ilmapalloa kohti ja onnistuu hipaisemaan pallon koria aiheuttamatta kuitenkaan vahinkoa. “</text:span><text:span text:style-name="T147">Voi Trixxie, ajattele jos tuo olisi osunut, olisiko sitten ollut hauskaa?”. Trixxie näyttää todella surulliselta ja myöntää, että se ei olisi kovin hauskaa ollut. </text:span><text:span text:style-name="T148">Pallo kiitää kuitenkin kokoajan kauemmas hiisistä ja he ovat turvallisesti varsijousien kantaman ulkopuolella. Viimeisenä näkynä kohtaamisesta jää kaikille kirkkaasti mieleen kun äskeinen peikko liukastuu. Kaikkia naurattaa “Noh, onneksi kävi näin tällä kertaa, mutta koittaisit edes käyttätyä” Yolanda sanoo Trixxielle. Trixxie ei pysty vastaamaan, koska nauraa maha kippurassa. </text:span><text:span text:style-name="T150">Pian ollaan jo ihan vuoren rinteen lähellä, pallolla ei pääse korkeammalle, joten matkaa täytyy jatkaa ja</text:span><text:span text:style-name="T151">l</text:span><text:span text:style-name="T150">kaisin. </text:span><text:span text:style-name="T151">Ilmapallo puretaan osiin ja piilotetaan läheiseen pusikkoon, paikan merkiksi järjestetään maahan kiviä, jotka muodostavat kuvion. </text:span><text:span text:style-name="T91">Matka on vaivalloinen ja hankaloituu mitä pidemmälle päästään. Onneksi Trixxie on mukana, hän tietää mitä kautta kulkea. Muutoin olisi helppo harhautua umpikujaan, josta pitäisi sitten palata takaisinpäin. </text:span><text:span text:style-name="T92">Matkalla hän kertoo vuoren asukeista, <text:s/>s</text:span>uomuhi<text:span text:style-name="T90">idet </text:span><text:span text:style-name="T92">jotka </text:span><text:span text:style-name="T90">eivät nimestään huolimatta ole sukua hiisi</text:span><text:span text:style-name="T92">lle</text:span><text:span text:style-name="T90">. Haisevat kuitenkin yhtä pahalle, ellei jopa pahemmalle, hajua voisi kuvailla mädäksi kananmunaksi. Heidän ihonsa on suomuinen, kuin lohikäärmeillä, </text:span><text:span text:style-name="T93">joita he palvelevat. “</text:span><text:span text:style-name="T94">Oletko ihan varma, ettei lohikäärme </text:span><text:soft-page-break/><text:span text:style-name="T94">hotkaise meitä suuhunsa?” Hubert kysyy Trixxieltä. “Lohikäärmeet ovat älykkäitä, he varmasti haluavat kuulla ehdotuksemme. Elleivät he sitten ole hyvin nälkäisiä </text:span><text:span text:style-name="T101">ja lohikäärmeillä on kyllä aika suuri vatsa, ehkä ne eivät jaksa syödä meitä kaikkia kerralla, mutta…</text:span><text:span text:style-name="T94">” </text:span><text:span text:style-name="T101">Yolandan tuima katse keskeyttää </text:span><text:span text:style-name="T94">Trixxie</text:span><text:span text:style-name="T101">n</text:span><text:span text:style-name="T94"> lohdut</text:span><text:span text:style-name="T101">utusyrityksen.</text:span></text:p>
      <text:p text:style-name="P19"/>
      <text:p text:style-name="P12">Korkeavesi III</text:p>
      <text:p text:style-name="P39"/>
      <text:p text:style-name="P39"/>
      <text:p text:style-name="P19"/>
      <text:p text:style-name="P3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6T13:20:53.149000000</meta:creation-date>
    <dc:date>2021-11-12T19:23:40.274000000</dc:date>
    <meta:editing-duration>P2DT23H27M40S</meta:editing-duration>
    <meta:editing-cycles>376</meta:editing-cycles>
    <meta:generator>LibreOffice/6.4.6.2$Windows_X86_64 LibreOffice_project/0ce51a4fd21bff07a5c061082cc82c5ed232f115</meta:generator>
    <meta:document-statistic meta:table-count="0" meta:image-count="0" meta:object-count="0" meta:page-count="11" meta:paragraph-count="59" meta:word-count="5241" meta:character-count="41310" meta:non-whitespace-character-count="36113"/>
  </office:meta>
</office:document-meta>
</file>